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04pt"/>
    </style:style>
    <style:style style:name="co2" style:family="table-column">
      <style:table-column-properties fo:break-before="auto" style:column-width="99.5pt"/>
    </style:style>
    <style:style style:name="co3" style:family="table-column">
      <style:table-column-properties fo:break-before="auto" style:column-width="98.5pt"/>
    </style:style>
    <style:style style:name="co4" style:family="table-column">
      <style:table-column-properties fo:break-before="auto" style:column-width="144.26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96.49pt"/>
    </style:style>
    <style:style style:name="co7" style:family="table-column">
      <style:table-column-properties fo:break-before="auto" style:column-width="118.86pt"/>
    </style:style>
    <style:style style:name="co8" style:family="table-column">
      <style:table-column-properties fo:break-before="auto" style:column-width="167.61pt"/>
    </style:style>
    <style:style style:name="co9" style:family="table-column">
      <style:table-column-properties fo:break-before="auto" style:column-width="163.56pt"/>
    </style:style>
    <style:style style:name="co10" style:family="table-column">
      <style:table-column-properties fo:break-before="auto" style:column-width="74.1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96h_20_AED">
      <style:table-properties table:display="true" style:writing-mode="lr-tb"/>
    </style:style>
    <style:style style:name="ta2" style:family="table" style:master-page-name="PageStyle_5f_114h_20_AED">
      <style:table-properties table:display="true" style:writing-mode="lr-tb"/>
    </style:style>
    <style:style style:name="ta3" style:family="table" style:master-page-name="PageStyle_5f_pupal_20_wings_20__2b_7h">
      <style:table-properties table:display="true" style:writing-mode="lr-tb"/>
    </style:style>
    <style:style style:name="ce1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ebf1d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2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e6e0e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fdead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dbee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6h AED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7"/>
        <table:table-column table:style-name="co1" table:default-cell-style-name="ce20"/>
        <table:table-column table:style-name="co1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ce20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O/+ 96h AED</text:p>
          </table:table-cell>
          <table:covered-table-cell table:number-columns-repeated="6" table:style-name="ce46"/>
          <table:table-cell table:style-name="ce19"/>
          <table:table-cell table:style-name="ce23" office:value-type="string" calcext:value-type="string" table:number-columns-spanned="7" table:number-rows-spanned="1">
            <text:p>KO/KO 96h AED</text:p>
          </table:table-cell>
          <table:covered-table-cell table:number-columns-repeated="6" table:style-name="ce65"/>
          <table:table-cell table:style-name="ce19"/>
          <table:table-cell table:style-name="ce26" table:number-columns-repeated="1008"/>
        </table:table-row>
        <table:table-row table:style-name="ro1"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/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383" calcext:value-type="float">
            <text:p>1.383</text:p>
          </table:table-cell>
          <table:table-cell office:value-type="float" office:value="1.513" calcext:value-type="float">
            <text:p>1.513</text:p>
          </table:table-cell>
          <table:table-cell office:value-type="string" calcext:value-type="string">
            <text:p>R damaged</text:p>
          </table:table-cell>
          <table:table-cell table:formula="of:=([.D3]+[.C3])/2" office:value-type="float" office:value="1.448" calcext:value-type="float">
            <text:p>1.448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549" calcext:value-type="float">
            <text:p>0.8549</text:p>
          </table:table-cell>
          <table:table-cell/>
          <table:table-cell table:formula="of:=([.L3]+[.K3])/2" office:value-type="float" office:value="0.8302" calcext:value-type="float">
            <text:p>0.8302</text:p>
          </table:table-cell>
          <table:table-cell table:formula="of:=([.L3]-[.K3])/[.N3]" office:value-type="float" office:value="0.0595037340399904" calcext:value-type="float">
            <text:p>0.0595037340399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067" calcext:value-type="float">
            <text:p>1.067</text:p>
          </table:table-cell>
          <table:table-cell office:value-type="float" office:value="1.127" calcext:value-type="float">
            <text:p>1.127</text:p>
          </table:table-cell>
          <table:table-cell/>
          <table:table-cell table:formula="of:=([.D4]+[.C4])/2" office:value-type="float" office:value="1.097" calcext:value-type="float">
            <text:p>1.097</text:p>
          </table:table-cell>
          <table:table-cell table:formula="of:=([.D4]-[.C4])/[.F4]" office:value-type="float" office:value="0.0546946216955333" calcext:value-type="float">
            <text:p>0.0546946216955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1.139" calcext:value-type="float">
            <text:p>1.139</text:p>
          </table:table-cell>
          <table:table-cell/>
          <table:table-cell table:formula="of:=([.L4]+[.K4])/2" office:value-type="float" office:value="1.1595" calcext:value-type="float">
            <text:p>1.1595</text:p>
          </table:table-cell>
          <table:table-cell table:formula="of:=([.L4]-[.K4])/[.N4]" office:value-type="float" office:value="-0.0353600689952565" calcext:value-type="float">
            <text:p>-0.03536006899525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.675" calcext:value-type="float">
            <text:p>1.675</text:p>
          </table:table-cell>
          <table:table-cell office:value-type="float" office:value="1.55" calcext:value-type="float">
            <text:p>1.55</text:p>
          </table:table-cell>
          <table:table-cell/>
          <table:table-cell table:formula="of:=([.D5]+[.C5])/2" office:value-type="float" office:value="1.6125" calcext:value-type="float">
            <text:p>1.6125</text:p>
          </table:table-cell>
          <table:table-cell table:formula="of:=([.D5]-[.C5])/[.F5]" office:value-type="float" office:value="-0.0775193798449612" calcext:value-type="float">
            <text:p>-0.0775193798449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.233" calcext:value-type="float">
            <text:p>2.233</text:p>
          </table:table-cell>
          <table:table-cell office:value-type="float" office:value="1.821" calcext:value-type="float">
            <text:p>1.821</text:p>
          </table:table-cell>
          <table:table-cell office:value-type="string" calcext:value-type="string">
            <text:p>R damaged</text:p>
          </table:table-cell>
          <table:table-cell table:formula="of:=([.L5]+[.K5])/2" office:value-type="float" office:value="2.027" calcext:value-type="float">
            <text:p>2.027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066" calcext:value-type="float">
            <text:p>2.066</text:p>
          </table:table-cell>
          <table:table-cell office:value-type="float" office:value="2.258" calcext:value-type="float">
            <text:p>2.258</text:p>
          </table:table-cell>
          <table:table-cell/>
          <table:table-cell table:formula="of:=([.D6]+[.C6])/2" office:value-type="float" office:value="2.162" calcext:value-type="float">
            <text:p>2.162</text:p>
          </table:table-cell>
          <table:table-cell table:formula="of:=([.D6]-[.C6])/[.F6]" office:value-type="float" office:value="0.0888066604995375" calcext:value-type="float">
            <text:p>0.0888066604995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.511" calcext:value-type="float">
            <text:p>2.511</text:p>
          </table:table-cell>
          <table:table-cell office:value-type="float" office:value="2.111" calcext:value-type="float">
            <text:p>2.111</text:p>
          </table:table-cell>
          <table:table-cell office:value-type="string" calcext:value-type="string">
            <text:p>R damaged</text:p>
          </table:table-cell>
          <table:table-cell table:formula="of:=([.L6]+[.K6])/2" office:value-type="float" office:value="2.311" calcext:value-type="float">
            <text:p>2.31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88" calcext:value-type="float">
            <text:p>1.688</text:p>
          </table:table-cell>
          <table:table-cell office:value-type="float" office:value="1.709" calcext:value-type="float">
            <text:p>1.709</text:p>
          </table:table-cell>
          <table:table-cell/>
          <table:table-cell table:formula="of:=([.D7]+[.C7])/2" office:value-type="float" office:value="1.6985" calcext:value-type="float">
            <text:p>1.6985</text:p>
          </table:table-cell>
          <table:table-cell table:formula="of:=([.D7]-[.C7])/[.F7]" office:value-type="float" office:value="0.0123638504562849" calcext:value-type="float">
            <text:p>0.0123638504562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.974" calcext:value-type="float">
            <text:p>2.974</text:p>
          </table:table-cell>
          <table:table-cell office:value-type="float" office:value="2.885" calcext:value-type="float">
            <text:p>2.885</text:p>
          </table:table-cell>
          <table:table-cell/>
          <table:table-cell table:formula="of:=([.L7]+[.K7])/2" office:value-type="float" office:value="2.9295" calcext:value-type="float">
            <text:p>2.9295</text:p>
          </table:table-cell>
          <table:table-cell table:formula="of:=([.L7]-[.K7])/[.N7]" office:value-type="float" office:value="-0.0303806110257725" calcext:value-type="float">
            <text:p>-0.03038061102577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.379" calcext:value-type="float">
            <text:p>1.379</text:p>
          </table:table-cell>
          <table:table-cell office:value-type="float" office:value="1.478" calcext:value-type="float">
            <text:p>1.478</text:p>
          </table:table-cell>
          <table:table-cell/>
          <table:table-cell table:formula="of:=([.D8]+[.C8])/2" office:value-type="float" office:value="1.4285" calcext:value-type="float">
            <text:p>1.4285</text:p>
          </table:table-cell>
          <table:table-cell table:formula="of:=([.D8]-[.C8])/[.F8]" office:value-type="float" office:value="0.0693034651732586" calcext:value-type="float">
            <text:p>0.0693034651732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.004" calcext:value-type="float">
            <text:p>2.004</text:p>
          </table:table-cell>
          <table:table-cell office:value-type="float" office:value="1.968" calcext:value-type="float">
            <text:p>1.968</text:p>
          </table:table-cell>
          <table:table-cell/>
          <table:table-cell table:formula="of:=([.L8]+[.K8])/2" office:value-type="float" office:value="1.986" calcext:value-type="float">
            <text:p>1.986</text:p>
          </table:table-cell>
          <table:table-cell table:formula="of:=([.L8]-[.K8])/[.N8]" office:value-type="float" office:value="-0.0181268882175227" calcext:value-type="float">
            <text:p>-0.018126888217523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0.9925" office:value-type="float" office:value="0.9925" calcext:value-type="float">
            <text:p>0.9925</text:p>
          </table:table-cell>
          <table:table-cell table:formula="of:=1.133" office:value-type="float" office:value="1.133" calcext:value-type="float">
            <text:p>1.133</text:p>
          </table:table-cell>
          <table:table-cell/>
          <table:table-cell table:formula="of:=([.D9]+[.C9])/2" office:value-type="float" office:value="1.06275" calcext:value-type="float">
            <text:p>1.06275</text:p>
          </table:table-cell>
          <table:table-cell table:formula="of:=([.D9]-[.C9])/[.F9]" office:value-type="float" office:value="0.132204187250059" calcext:value-type="float">
            <text:p>0.132204187250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448" calcext:value-type="float">
            <text:p>1.448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L-R damaged</text:p>
          </table:table-cell>
          <table:table-cell table:formula="of:=([.L9]+[.K9])/2" office:value-type="float" office:value="1.415" calcext:value-type="float">
            <text:p>1.41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0.706" office:value-type="float" office:value="0.706" calcext:value-type="float">
            <text:p>0.706</text:p>
          </table:table-cell>
          <table:table-cell table:formula="of:=0.7118" office:value-type="float" office:value="0.7118" calcext:value-type="float">
            <text:p>0.7118</text:p>
          </table:table-cell>
          <table:table-cell/>
          <table:table-cell table:formula="of:=([.D10]+[.C10])/2" office:value-type="float" office:value="0.7089" calcext:value-type="float">
            <text:p>0.7089</text:p>
          </table:table-cell>
          <table:table-cell table:formula="of:=([.D10]-[.C10])/[.F10]" office:value-type="float" office:value="0.00818168994216395" calcext:value-type="float">
            <text:p>0.0081816899421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.056" calcext:value-type="float">
            <text:p>2.056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R damaged</text:p>
          </table:table-cell>
          <table:table-cell table:formula="of:=([.L10]+[.K10])/2" office:value-type="float" office:value="1.909" calcext:value-type="float">
            <text:p>1.9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0.7665" office:value-type="float" office:value="0.7665" calcext:value-type="float">
            <text:p>0.7665</text:p>
          </table:table-cell>
          <table:table-cell table:formula="of:=0.7605" office:value-type="float" office:value="0.7605" calcext:value-type="float">
            <text:p>0.7605</text:p>
          </table:table-cell>
          <table:table-cell/>
          <table:table-cell table:formula="of:=([.D11]+[.C11])/2" office:value-type="float" office:value="0.7635" calcext:value-type="float">
            <text:p>0.7635</text:p>
          </table:table-cell>
          <table:table-cell table:formula="of:=([.D11]-[.C11])/[.F11]" office:value-type="float" office:value="-0.00785854616895875" calcext:value-type="float">
            <text:p>-0.0078585461689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2.79" calcext:value-type="float">
            <text:p>2.79</text:p>
          </table:table-cell>
          <table:table-cell/>
          <table:table-cell table:formula="of:=([.L11]+[.K11])/2" office:value-type="float" office:value="2.745" calcext:value-type="float">
            <text:p>2.745</text:p>
          </table:table-cell>
          <table:table-cell table:formula="of:=([.L11]-[.K11])/[.N11]" office:value-type="float" office:value="0.0327868852459016" calcext:value-type="float">
            <text:p>0.03278688524590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.021" calcext:value-type="float">
            <text:p>1.021</text:p>
          </table:table-cell>
          <table:table-cell table:formula="of:=0.997" office:value-type="float" office:value="0.997" calcext:value-type="float">
            <text:p>0.997</text:p>
          </table:table-cell>
          <table:table-cell office:value-type="string" calcext:value-type="string">
            <text:p>R damaged</text:p>
          </table:table-cell>
          <table:table-cell table:formula="of:=([.D12]+[.C12])/2" office:value-type="float" office:value="1.009" calcext:value-type="float">
            <text:p>1.0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745" calcext:value-type="float">
            <text:p>1.745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([.L12]+[.K12])/2" office:value-type="float" office:value="1.8575" calcext:value-type="float">
            <text:p>1.8575</text:p>
          </table:table-cell>
          <table:table-cell table:formula="of:=([.L12]-[.K12])/[.N12]" office:value-type="float" office:value="0.121130551816958" calcext:value-type="float">
            <text:p>0.121130551816958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277" calcext:value-type="float">
            <text:p>1.277</text:p>
          </table:table-cell>
          <table:table-cell office:value-type="float" office:value="1.248" calcext:value-type="float">
            <text:p>1.248</text:p>
          </table:table-cell>
          <table:table-cell/>
          <table:table-cell table:formula="of:=([.D13]+[.C13])/2" office:value-type="float" office:value="1.2625" calcext:value-type="float">
            <text:p>1.2625</text:p>
          </table:table-cell>
          <table:table-cell table:formula="of:=([.D13]-[.C13])/[.F13]" office:value-type="float" office:value="-0.0229702970297031" calcext:value-type="float">
            <text:p>-0.02297029702970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.885" calcext:value-type="float">
            <text:p>1.885</text:p>
          </table:table-cell>
          <table:table-cell office:value-type="float" office:value="1.611" calcext:value-type="float">
            <text:p>1.611</text:p>
          </table:table-cell>
          <table:table-cell/>
          <table:table-cell table:formula="of:=([.L13]+[.K13])/2" office:value-type="float" office:value="1.748" calcext:value-type="float">
            <text:p>1.748</text:p>
          </table:table-cell>
          <table:table-cell table:formula="of:=([.L13]-[.K13])/[.N13]" office:value-type="float" office:value="-0.15675057208238" calcext:value-type="float">
            <text:p>-0.15675057208238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.126" calcext:value-type="float">
            <text:p>1.126</text:p>
          </table:table-cell>
          <table:table-cell office:value-type="float" office:value="1.063" calcext:value-type="float">
            <text:p>1.063</text:p>
          </table:table-cell>
          <table:table-cell/>
          <table:table-cell table:formula="of:=([.D14]+[.C14])/2" office:value-type="float" office:value="1.0945" calcext:value-type="float">
            <text:p>1.0945</text:p>
          </table:table-cell>
          <table:table-cell table:formula="of:=([.D14]-[.C14])/[.F14]" office:value-type="float" office:value="-0.0575605299223389" calcext:value-type="float">
            <text:p>-0.0575605299223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722" calcext:value-type="float">
            <text:p>0.8722</text:p>
          </table:table-cell>
          <table:table-cell/>
          <table:table-cell table:formula="of:=([.L14]+[.K14])/2" office:value-type="float" office:value="0.87335" calcext:value-type="float">
            <text:p>0.87335</text:p>
          </table:table-cell>
          <table:table-cell table:formula="of:=([.L14]-[.K14])/[.N14]" office:value-type="float" office:value="-0.00263353752790974" calcext:value-type="float">
            <text:p>-0.0026335375279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623" calcext:value-type="float">
            <text:p>2.623</text:p>
          </table:table-cell>
          <table:table-cell office:value-type="float" office:value="2.287" calcext:value-type="float">
            <text:p>2.287</text:p>
          </table:table-cell>
          <table:table-cell/>
          <table:table-cell table:formula="of:=([.D15]+[.C15])/2" office:value-type="float" office:value="2.455" calcext:value-type="float">
            <text:p>2.455</text:p>
          </table:table-cell>
          <table:table-cell table:formula="of:=([.D15]-[.C15])/[.F15]" office:value-type="float" office:value="-0.136863543788187" calcext:value-type="float">
            <text:p>-0.1368635437881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.387" calcext:value-type="float">
            <text:p>1.387</text:p>
          </table:table-cell>
          <table:table-cell office:value-type="float" office:value="1.42" calcext:value-type="float">
            <text:p>1.42</text:p>
          </table:table-cell>
          <table:table-cell/>
          <table:table-cell table:formula="of:=([.L15]+[.K15])/2" office:value-type="float" office:value="1.4035" calcext:value-type="float">
            <text:p>1.4035</text:p>
          </table:table-cell>
          <table:table-cell table:formula="of:=([.L15]-[.K15])/[.N15]" office:value-type="float" office:value="0.0235126469540434" calcext:value-type="float">
            <text:p>0.023512646954043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053" calcext:value-type="float">
            <text:p>2.053</text:p>
          </table:table-cell>
          <table:table-cell office:value-type="float" office:value="2.079" calcext:value-type="float">
            <text:p>2.079</text:p>
          </table:table-cell>
          <table:table-cell/>
          <table:table-cell table:formula="of:=([.D16]+[.C16])/2" office:value-type="float" office:value="2.066" calcext:value-type="float">
            <text:p>2.066</text:p>
          </table:table-cell>
          <table:table-cell table:formula="of:=([.D16]-[.C16])/[.F16]" office:value-type="float" office:value="0.0125847047434658" calcext:value-type="float">
            <text:p>0.0125847047434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.81" calcext:value-type="float">
            <text:p>1.81</text:p>
          </table:table-cell>
          <table:table-cell office:value-type="float" office:value="1.838" calcext:value-type="float">
            <text:p>1.838</text:p>
          </table:table-cell>
          <table:table-cell/>
          <table:table-cell table:formula="of:=([.L16]+[.K16])/2" office:value-type="float" office:value="1.824" calcext:value-type="float">
            <text:p>1.824</text:p>
          </table:table-cell>
          <table:table-cell table:formula="of:=([.L16]-[.K16])/[.N16]" office:value-type="float" office:value="0.0153508771929825" calcext:value-type="float">
            <text:p>0.015350877192983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536" calcext:value-type="float">
            <text:p>1.536</text:p>
          </table:table-cell>
          <table:table-cell office:value-type="float" office:value="1.631" calcext:value-type="float">
            <text:p>1.631</text:p>
          </table:table-cell>
          <table:table-cell/>
          <table:table-cell table:formula="of:=([.D17]+[.C17])/2" office:value-type="float" office:value="1.5835" calcext:value-type="float">
            <text:p>1.5835</text:p>
          </table:table-cell>
          <table:table-cell table:formula="of:=([.D17]-[.C17])/[.F17]" office:value-type="float" office:value="0.0599936848752763" calcext:value-type="float">
            <text:p>0.0599936848752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.734" calcext:value-type="float">
            <text:p>1.734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([.L17]+[.K17])/2" office:value-type="float" office:value="1.732" calcext:value-type="float">
            <text:p>1.732</text:p>
          </table:table-cell>
          <table:table-cell table:formula="of:=([.L17]-[.K17])/[.N17]" office:value-type="float" office:value="-0.0023094688221709" calcext:value-type="float">
            <text:p>-0.002309468822171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438" calcext:value-type="float">
            <text:p>1.438</text:p>
          </table:table-cell>
          <table:table-cell office:value-type="float" office:value="1.493" calcext:value-type="float">
            <text:p>1.493</text:p>
          </table:table-cell>
          <table:table-cell/>
          <table:table-cell table:formula="of:=([.D18]+[.C18])/2" office:value-type="float" office:value="1.4655" calcext:value-type="float">
            <text:p>1.4655</text:p>
          </table:table-cell>
          <table:table-cell table:formula="of:=([.D18]-[.C18])/[.F18]" office:value-type="float" office:value="0.0375298532923916" calcext:value-type="float">
            <text:p>0.0375298532923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.68" calcext:value-type="float">
            <text:p>1.68</text:p>
          </table:table-cell>
          <table:table-cell office:value-type="float" office:value="1.568" calcext:value-type="float">
            <text:p>1.568</text:p>
          </table:table-cell>
          <table:table-cell/>
          <table:table-cell table:formula="of:=([.L18]+[.K18])/2" office:value-type="float" office:value="1.624" calcext:value-type="float">
            <text:p>1.624</text:p>
          </table:table-cell>
          <table:table-cell table:formula="of:=([.L18]-[.K18])/[.N18]" office:value-type="float" office:value="-0.0689655172413794" calcext:value-type="float">
            <text:p>-0.068965517241379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.73" calcext:value-type="float">
            <text:p>2.73</text:p>
          </table:table-cell>
          <table:table-cell office:value-type="float" office:value="2.883" calcext:value-type="float">
            <text:p>2.883</text:p>
          </table:table-cell>
          <table:table-cell/>
          <table:table-cell table:formula="of:=([.D19]+[.C19])/2" office:value-type="float" office:value="2.8065" calcext:value-type="float">
            <text:p>2.8065</text:p>
          </table:table-cell>
          <table:table-cell table:formula="of:=([.D19]-[.C19])/[.F19]" office:value-type="float" office:value="0.0545163014430786" calcext:value-type="float">
            <text:p>0.0545163014430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.45" calcext:value-type="float">
            <text:p>3.45</text:p>
          </table:table-cell>
          <table:table-cell office:value-type="float" office:value="3.589" calcext:value-type="float">
            <text:p>3.589</text:p>
          </table:table-cell>
          <table:table-cell/>
          <table:table-cell table:formula="of:=([.L19]+[.K19])/2" office:value-type="float" office:value="3.5195" calcext:value-type="float">
            <text:p>3.5195</text:p>
          </table:table-cell>
          <table:table-cell table:formula="of:=([.L19]-[.K19])/[.N19]" office:value-type="float" office:value="0.0394942463418099" calcext:value-type="float">
            <text:p>0.0394942463418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.745" calcext:value-type="float">
            <text:p>2.745</text:p>
          </table:table-cell>
          <table:table-cell office:value-type="float" office:value="2.689" calcext:value-type="float">
            <text:p>2.689</text:p>
          </table:table-cell>
          <table:table-cell/>
          <table:table-cell table:formula="of:=([.D20]+[.C20])/2" office:value-type="float" office:value="2.717" calcext:value-type="float">
            <text:p>2.717</text:p>
          </table:table-cell>
          <table:table-cell table:formula="of:=([.D20]-[.C20])/[.F20]" office:value-type="float" office:value="-0.020610967979389" calcext:value-type="float">
            <text:p>-0.02061096797938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.691" calcext:value-type="float">
            <text:p>2.691</text:p>
          </table:table-cell>
          <table:table-cell office:value-type="float" office:value="2.644" calcext:value-type="float">
            <text:p>2.644</text:p>
          </table:table-cell>
          <table:table-cell/>
          <table:table-cell table:formula="of:=([.L20]+[.K20])/2" office:value-type="float" office:value="2.6675" calcext:value-type="float">
            <text:p>2.6675</text:p>
          </table:table-cell>
          <table:table-cell table:formula="of:=([.L20]-[.K20])/[.N20]" office:value-type="float" office:value="-0.0176194939081536" calcext:value-type="float">
            <text:p>-0.017619493908154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.157" calcext:value-type="float">
            <text:p>2.157</text:p>
          </table:table-cell>
          <table:table-cell office:value-type="float" office:value="2.151" calcext:value-type="float">
            <text:p>2.151</text:p>
          </table:table-cell>
          <table:table-cell/>
          <table:table-cell table:formula="of:=([.D21]+[.C21])/2" office:value-type="float" office:value="2.154" calcext:value-type="float">
            <text:p>2.154</text:p>
          </table:table-cell>
          <table:table-cell table:formula="of:=([.D21]-[.C21])/[.F21]" office:value-type="float" office:value="-0.00278551532033437" calcext:value-type="float">
            <text:p>-0.0027855153203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.588" calcext:value-type="float">
            <text:p>2.588</text:p>
          </table:table-cell>
          <table:table-cell office:value-type="float" office:value="2.124" calcext:value-type="float">
            <text:p>2.124</text:p>
          </table:table-cell>
          <table:table-cell/>
          <table:table-cell table:formula="of:=([.L21]+[.K21])/2" office:value-type="float" office:value="2.356" calcext:value-type="float">
            <text:p>2.356</text:p>
          </table:table-cell>
          <table:table-cell table:formula="of:=([.L21]-[.K21])/[.N21]" office:value-type="float" office:value="-0.196943972835314" calcext:value-type="float">
            <text:p>-0.196943972835314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float" office:value="2.444" calcext:value-type="float">
            <text:p>2.444</text:p>
          </table:table-cell>
          <table:table-cell/>
          <table:table-cell table:formula="of:=([.D22]+[.C22])/2" office:value-type="float" office:value="2.472" calcext:value-type="float">
            <text:p>2.472</text:p>
          </table:table-cell>
          <table:table-cell table:formula="of:=([.D22]-[.C22])/[.F22]" office:value-type="float" office:value="-0.0226537216828479" calcext:value-type="float">
            <text:p>-0.0226537216828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.736" calcext:value-type="float">
            <text:p>1.736</text:p>
          </table:table-cell>
          <table:table-cell office:value-type="float" office:value="1.784" calcext:value-type="float">
            <text:p>1.784</text:p>
          </table:table-cell>
          <table:table-cell/>
          <table:table-cell table:formula="of:=([.L22]+[.K22])/2" office:value-type="float" office:value="1.76" calcext:value-type="float">
            <text:p>1.76</text:p>
          </table:table-cell>
          <table:table-cell table:formula="of:=([.L22]-[.K22])/[.N22]" office:value-type="float" office:value="0.0272727272727273" calcext:value-type="float">
            <text:p>0.0272727272727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.678" calcext:value-type="float">
            <text:p>1.678</text:p>
          </table:table-cell>
          <table:table-cell office:value-type="float" office:value="1.791" calcext:value-type="float">
            <text:p>1.791</text:p>
          </table:table-cell>
          <table:table-cell/>
          <table:table-cell table:formula="of:=([.D23]+[.C23])/2" office:value-type="float" office:value="1.7345" calcext:value-type="float">
            <text:p>1.7345</text:p>
          </table:table-cell>
          <table:table-cell table:formula="of:=([.D23]-[.C23])/[.F23]" office:value-type="float" office:value="0.0651484577688095" calcext:value-type="float">
            <text:p>0.06514845776881</text:p>
          </table:table-cell>
          <table:table-cell table:formula="of:=SQRT([.H26])" office:value-type="float" office:value="0.0651378745298768" calcext:value-type="float">
            <text:p>0.06513787452987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206" calcext:value-type="float">
            <text:p>1.206</text:p>
          </table:table-cell>
          <table:table-cell office:value-type="float" office:value="1.117" calcext:value-type="float">
            <text:p>1.117</text:p>
          </table:table-cell>
          <table:table-cell/>
          <table:table-cell table:formula="of:=([.L23]+[.K23])/2" office:value-type="float" office:value="1.1615" calcext:value-type="float">
            <text:p>1.1615</text:p>
          </table:table-cell>
          <table:table-cell table:formula="of:=([.L23]-[.K23])/[.N23]" office:value-type="float" office:value="-0.0766250538097288" calcext:value-type="float">
            <text:p>-0.076625053809729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9053" calcext:value-type="float">
            <text:p>0.9053</text:p>
          </table:table-cell>
          <table:table-cell/>
          <table:table-cell table:formula="of:=([.D24]+[.C24])/2" office:value-type="float" office:value="0.9264" calcext:value-type="float">
            <text:p>0.9264</text:p>
          </table:table-cell>
          <table:table-cell table:formula="of:=([.D24]-[.C24])/[.F24]" office:value-type="float" office:value="-0.045552677029361" calcext:value-type="float">
            <text:p>-0.04555267702936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.048" calcext:value-type="float">
            <text:p>1.048</text:p>
          </table:table-cell>
          <table:table-cell office:value-type="float" office:value="1.063" calcext:value-type="float">
            <text:p>1.063</text:p>
          </table:table-cell>
          <table:table-cell/>
          <table:table-cell table:formula="of:=([.L24]+[.K24])/2" office:value-type="float" office:value="1.0555" calcext:value-type="float">
            <text:p>1.0555</text:p>
          </table:table-cell>
          <table:table-cell table:formula="of:=([.L24]-[.K24])/[.N24]" office:value-type="float" office:value="0.0142112742775935" calcext:value-type="float">
            <text:p>0.014211274277594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9441" calcext:value-type="float">
            <text:p>0.9441</text:p>
          </table:table-cell>
          <table:table-cell/>
          <table:table-cell table:formula="of:=([.D25]+[.C25])/2" office:value-type="float" office:value="0.9098" calcext:value-type="float">
            <text:p>0.9098</text:p>
          </table:table-cell>
          <table:table-cell table:formula="of:=([.D25]-[.C25])/[.F25]" office:value-type="float" office:value="0.0754011870740822" calcext:value-type="float">
            <text:p>0.075401187074082</text:p>
          </table:table-cell>
          <table:table-cell office:value-type="string" calcext:value-type="string">
            <text:p>FA index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245" calcext:value-type="float">
            <text:p>1.245</text:p>
          </table:table-cell>
          <table:table-cell office:value-type="float" office:value="1.173" calcext:value-type="float">
            <text:p>1.173</text:p>
          </table:table-cell>
          <table:table-cell/>
          <table:table-cell table:formula="of:=([.L25]+[.K25])/2" office:value-type="float" office:value="1.209" calcext:value-type="float">
            <text:p>1.209</text:p>
          </table:table-cell>
          <table:table-cell table:style-name="ce24" table:formula="of:=([.L25]-[.K25])/[.N25]" office:value-type="float" office:value="-0.0595533498759306" calcext:value-type="float">
            <text:p>-0.059553349875931</text:p>
          </table:table-cell>
          <table:table-cell office:value-type="string" calcext:value-type="string">
            <text:p>FA index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.098" calcext:value-type="float">
            <text:p>1.098</text:p>
          </table:table-cell>
          <table:table-cell office:value-type="float" office:value="1.122" calcext:value-type="float">
            <text:p>1.122</text:p>
          </table:table-cell>
          <table:table-cell/>
          <table:table-cell table:formula="of:=([.D26]+[.C26])/2" office:value-type="float" office:value="1.11" calcext:value-type="float">
            <text:p>1.11</text:p>
          </table:table-cell>
          <table:table-cell table:formula="of:=([.D26]-[.C26])/[.F26]" office:value-type="float" office:value="0.0216216216216214" calcext:value-type="float">
            <text:p>0.021621621621622</text:p>
          </table:table-cell>
          <table:table-cell table:formula="of:=VAR([.G3:.G47])" office:value-type="float" office:value="0.00424294269826997" calcext:value-type="float">
            <text:p>0.004242942698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254" calcext:value-type="float">
            <text:p>0.8254</text:p>
          </table:table-cell>
          <table:table-cell/>
          <table:table-cell table:formula="of:=([.L26]+[.K26])/2" office:value-type="float" office:value="0.8501" calcext:value-type="float">
            <text:p>0.8501</text:p>
          </table:table-cell>
          <table:table-cell table:formula="of:=([.L26]-[.K26])/[.N26]" office:value-type="float" office:value="-0.0581108104928832" calcext:value-type="float">
            <text:p>-0.058110810492883</text:p>
          </table:table-cell>
          <table:table-cell table:formula="of:=VAR([.O3:.O44])" office:value-type="float" office:value="0.00443240675094094" calcext:value-type="float">
            <text:p>0.004432406750941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.46" calcext:value-type="float">
            <text:p>1.46</text:p>
          </table:table-cell>
          <table:table-cell office:value-type="float" office:value="1.445" calcext:value-type="float">
            <text:p>1.445</text:p>
          </table:table-cell>
          <table:table-cell/>
          <table:table-cell table:formula="of:=([.D27]+[.C27])/2" office:value-type="float" office:value="1.4525" calcext:value-type="float">
            <text:p>1.4525</text:p>
          </table:table-cell>
          <table:table-cell table:formula="of:=([.D27]-[.C27])/[.F27]" office:value-type="float" office:value="-0.0103270223752151" calcext:value-type="float">
            <text:p>-0.010327022375215</text:p>
          </table:table-cell>
          <table:table-cell table:formula="of:=[.H26]*10000" office:value-type="float" office:value="42.4294269826997" calcext:value-type="float">
            <text:p>42.429426982699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.262" calcext:value-type="float">
            <text:p>1.262</text:p>
          </table:table-cell>
          <table:table-cell office:value-type="float" office:value="1.223" calcext:value-type="float">
            <text:p>1.223</text:p>
          </table:table-cell>
          <table:table-cell/>
          <table:table-cell table:formula="of:=([.L27]+[.K27])/2" office:value-type="float" office:value="1.2425" calcext:value-type="float">
            <text:p>1.2425</text:p>
          </table:table-cell>
          <table:table-cell table:formula="of:=([.L27]-[.K27])/[.N27]" office:value-type="float" office:value="-0.0313883299798792" calcext:value-type="float">
            <text:p>-0.031388329979879</text:p>
          </table:table-cell>
          <table:table-cell table:formula="of:=[.P26]*10000" office:value-type="float" office:value="44.3240675094094" calcext:value-type="float">
            <text:p>44.3240675094094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.993" calcext:value-type="float">
            <text:p>2.993</text:p>
          </table:table-cell>
          <table:table-cell office:value-type="float" office:value="2.807" calcext:value-type="float">
            <text:p>2.807</text:p>
          </table:table-cell>
          <table:table-cell/>
          <table:table-cell table:formula="of:=([.D28]+[.C28])/2" office:value-type="float" office:value="2.9" calcext:value-type="float">
            <text:p>2.9</text:p>
          </table:table-cell>
          <table:table-cell table:formula="of:=([.D28]-[.C28])/[.F28]" office:value-type="float" office:value="-0.0641379310344827" calcext:value-type="float">
            <text:p>-0.064137931034483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.235" calcext:value-type="float">
            <text:p>1.235</text:p>
          </table:table-cell>
          <table:table-cell office:value-type="float" office:value="1.254" calcext:value-type="float">
            <text:p>1.254</text:p>
          </table:table-cell>
          <table:table-cell/>
          <table:table-cell table:formula="of:=([.L28]+[.K28])/2" office:value-type="float" office:value="1.2445" calcext:value-type="float">
            <text:p>1.2445</text:p>
          </table:table-cell>
          <table:table-cell table:formula="of:=([.L28]-[.K28])/[.N28]" office:value-type="float" office:value="0.015267175572519" calcext:value-type="float">
            <text:p>0.015267175572519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.9343" calcext:value-type="float">
            <text:p>0.9343</text:p>
          </table:table-cell>
          <table:table-cell office:value-type="float" office:value="1.059" calcext:value-type="float">
            <text:p>1.059</text:p>
          </table:table-cell>
          <table:table-cell/>
          <table:table-cell table:formula="of:=([.D29]+[.C29])/2" office:value-type="float" office:value="0.99665" calcext:value-type="float">
            <text:p>0.99665</text:p>
          </table:table-cell>
          <table:table-cell table:formula="of:=([.D29]-[.C29])/[.F29]" office:value-type="float" office:value="0.125119149149651" calcext:value-type="float">
            <text:p>0.125119149149651</text:p>
          </table:table-cell>
          <table:table-cell table:formula="of:=COUNT([.G3:.G47])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.093" calcext:value-type="float">
            <text:p>1.093</text:p>
          </table:table-cell>
          <table:table-cell office:value-type="float" office:value="1.069" calcext:value-type="float">
            <text:p>1.069</text:p>
          </table:table-cell>
          <table:table-cell/>
          <table:table-cell table:formula="of:=([.L29]+[.K29])/2" office:value-type="float" office:value="1.081" calcext:value-type="float">
            <text:p>1.081</text:p>
          </table:table-cell>
          <table:table-cell table:formula="of:=([.L29]-[.K29])/[.N29]" office:value-type="float" office:value="-0.0222016651248844" calcext:value-type="float">
            <text:p>-0.022201665124884</text:p>
          </table:table-cell>
          <table:table-cell table:formula="of:=COUNT([.O3:.O54]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.261" calcext:value-type="float">
            <text:p>2.261</text:p>
          </table:table-cell>
          <table:table-cell office:value-type="float" office:value="2.344" calcext:value-type="float">
            <text:p>2.344</text:p>
          </table:table-cell>
          <table:table-cell/>
          <table:table-cell table:formula="of:=([.D30]+[.C30])/2" office:value-type="float" office:value="2.3025" calcext:value-type="float">
            <text:p>2.3025</text:p>
          </table:table-cell>
          <table:table-cell table:formula="of:=([.D30]-[.C30])/[.F30]" office:value-type="float" office:value="0.0360477741585232" calcext:value-type="float">
            <text:p>0.036047774158523</text:p>
          </table:table-cell>
          <table:table-cell table:style-name="ce21" office:value-type="string" calcext:value-type="string">
            <text:p>moyenne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.199" calcext:value-type="float">
            <text:p>1.199</text:p>
          </table:table-cell>
          <table:table-cell office:value-type="float" office:value="1.134" calcext:value-type="float">
            <text:p>1.134</text:p>
          </table:table-cell>
          <table:table-cell/>
          <table:table-cell table:formula="of:=([.L30]+[.K30])/2" office:value-type="float" office:value="1.1665" calcext:value-type="float">
            <text:p>1.1665</text:p>
          </table:table-cell>
          <table:table-cell table:formula="of:=([.L30]-[.K30])/[.N30]" office:value-type="float" office:value="-0.055722246035148" calcext:value-type="float">
            <text:p>-0.055722246035148</text:p>
          </table:table-cell>
          <table:table-cell table:style-name="ce21" office:value-type="string" calcext:value-type="string">
            <text:p>moyenn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.15" calcext:value-type="float">
            <text:p>1.15</text:p>
          </table:table-cell>
          <table:table-cell office:value-type="float" office:value="1.221" calcext:value-type="float">
            <text:p>1.221</text:p>
          </table:table-cell>
          <table:table-cell/>
          <table:table-cell table:formula="of:=([.D31]+[.C31])/2" office:value-type="float" office:value="1.1855" calcext:value-type="float">
            <text:p>1.1855</text:p>
          </table:table-cell>
          <table:table-cell table:formula="of:=([.D31]-[.C31])/[.F31]" office:value-type="float" office:value="0.0598903416280052" calcext:value-type="float">
            <text:p>0.059890341628005</text:p>
          </table:table-cell>
          <table:table-cell table:formula="of:=AVERAGE([.G3:.G60])" office:value-type="float" office:value="0.0194861981131037" calcext:value-type="float">
            <text:p>0.01948619811310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646" calcext:value-type="float">
            <text:p>0.9646</text:p>
          </table:table-cell>
          <table:table-cell/>
          <table:table-cell table:formula="of:=([.L31]+[.K31])/2" office:value-type="float" office:value="0.978" calcext:value-type="float">
            <text:p>0.978</text:p>
          </table:table-cell>
          <table:table-cell table:formula="of:=([.L31]-[.K31])/[.N31]" office:value-type="float" office:value="-0.0274028629856851" calcext:value-type="float">
            <text:p>-0.027402862985685</text:p>
          </table:table-cell>
          <table:table-cell table:formula="of:=AVERAGE([.O3:.O60])" office:value-type="float" office:value="-0.0177675059088735" calcext:value-type="float">
            <text:p>-0.017767505908874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.182" calcext:value-type="float">
            <text:p>2.182</text:p>
          </table:table-cell>
          <table:table-cell office:value-type="float" office:value="2.522" calcext:value-type="float">
            <text:p>2.522</text:p>
          </table:table-cell>
          <table:table-cell/>
          <table:table-cell table:formula="of:=([.D32]+[.C32])/2" office:value-type="float" office:value="2.352" calcext:value-type="float">
            <text:p>2.352</text:p>
          </table:table-cell>
          <table:table-cell table:formula="of:=([.D32]-[.C32])/[.F32]" office:value-type="float" office:value="0.144557823129252" calcext:value-type="float">
            <text:p>0.1445578231292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.201" calcext:value-type="float">
            <text:p>1.201</text:p>
          </table:table-cell>
          <table:table-cell office:value-type="float" office:value="1.335" calcext:value-type="float">
            <text:p>1.335</text:p>
          </table:table-cell>
          <table:table-cell/>
          <table:table-cell table:formula="of:=([.L32]+[.K32])/2" office:value-type="float" office:value="1.268" calcext:value-type="float">
            <text:p>1.268</text:p>
          </table:table-cell>
          <table:table-cell table:formula="of:=([.L32]-[.K32])/[.N32]" office:value-type="float" office:value="0.105678233438486" calcext:value-type="float">
            <text:p>0.105678233438486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.064" calcext:value-type="float">
            <text:p>2.064</text:p>
          </table:table-cell>
          <table:table-cell office:value-type="float" office:value="2.015" calcext:value-type="float">
            <text:p>2.015</text:p>
          </table:table-cell>
          <table:table-cell/>
          <table:table-cell table:formula="of:=([.D33]+[.C33])/2" office:value-type="float" office:value="2.0395" calcext:value-type="float">
            <text:p>2.0395</text:p>
          </table:table-cell>
          <table:table-cell table:formula="of:=([.D33]-[.C33])/[.F33]" office:value-type="float" office:value="-0.0240254964452071" calcext:value-type="float">
            <text:p>-0.0240254964452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.72" calcext:value-type="float">
            <text:p>1.72</text:p>
          </table:table-cell>
          <table:table-cell office:value-type="float" office:value="1.743" calcext:value-type="float">
            <text:p>1.743</text:p>
          </table:table-cell>
          <table:table-cell/>
          <table:table-cell table:formula="of:=([.L33]+[.K33])/2" office:value-type="float" office:value="1.7315" calcext:value-type="float">
            <text:p>1.7315</text:p>
          </table:table-cell>
          <table:table-cell table:formula="of:=([.L33]-[.K33])/[.N33]" office:value-type="float" office:value="0.013283280392723" calcext:value-type="float">
            <text:p>0.01328328039272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Ftest 96h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.43" calcext:value-type="float">
            <text:p>1.43</text:p>
          </table:table-cell>
          <table:table-cell office:value-type="float" office:value="1.298" calcext:value-type="float">
            <text:p>1.298</text:p>
          </table:table-cell>
          <table:table-cell/>
          <table:table-cell table:formula="of:=([.L34]+[.K34])/2" office:value-type="float" office:value="1.364" calcext:value-type="float">
            <text:p>1.364</text:p>
          </table:table-cell>
          <table:table-cell table:formula="of:=([.L34]-[.K34])/[.N34]" office:value-type="float" office:value="-0.096774193548387" calcext:value-type="float">
            <text:p>-0.09677419354838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2" table:formula="of:=COM.MICROSOFT.F.TEST([.G3:.G58];[.O3:.O58])" office:value-type="float" office:value="0.908802040151118" calcext:value-type="float">
            <text:p>0.90880204015111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.409" calcext:value-type="float">
            <text:p>1.409</text:p>
          </table:table-cell>
          <table:table-cell office:value-type="float" office:value="1.373" calcext:value-type="float">
            <text:p>1.373</text:p>
          </table:table-cell>
          <table:table-cell/>
          <table:table-cell table:formula="of:=([.L35]+[.K35])/2" office:value-type="float" office:value="1.391" calcext:value-type="float">
            <text:p>1.391</text:p>
          </table:table-cell>
          <table:table-cell table:formula="of:=([.L35]-[.K35])/[.N35]" office:value-type="float" office:value="-0.0258806613946801" calcext:value-type="float">
            <text:p>-0.025880661394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formula="of:=MIN([.G4:.G33])" office:value-type="float" office:value="-0.136863543788187" calcext:value-type="float">
            <text:p>-0.136863543788187</text:p>
          </table:table-cell>
          <table:table-cell table:formula="of:=MAX([.G4:.G33])" office:value-type="float" office:value="0.144557823129252" calcext:value-type="float">
            <text:p>0.144557823129252</text:p>
          </table:table-cell>
          <table:table-cell table:formula="of:=([.B37]-[.A37])/10" office:value-type="float" office:value="0.0281421366917439" calcext:value-type="float">
            <text:p>0.028142136691744</text:p>
          </table:table-cell>
          <table:table-cell table:number-columns-repeated="1021"/>
        </table:table-row>
        <table:table-row table:style-name="ro1">
          <table:table-cell table:formula="of:==INDIRECT(ADDRESS(ROW()-1;COLUMN())) +[.C37]" office:value-type="float" office:value="-0.108721407096444" calcext:value-type="float">
            <text:p>-0.108721407096444</text:p>
          </table:table-cell>
          <table:table-cell table:number-columns-repeated="6"/>
          <table:table-cell table:formula="of:=AVERAGE([.C3:.D33])" office:value-type="float" office:value="1.64440322580645" calcext:value-type="float">
            <text:p>1.64440322580645</text:p>
          </table:table-cell>
          <table:table-cell table:number-columns-repeated="2"/>
          <table:table-cell table:formula="of:=AVERAGE([.K3:.L35])" office:value-type="float" office:value="1.64911060606061" calcext:value-type="float">
            <text:p>1.64911060606061</text:p>
          </table:table-cell>
          <table:table-cell table:number-columns-repeated="4"/>
          <table:table-cell table:formula="of:=AVERAGE([.K3:.L36])" office:value-type="float" office:value="1.64911060606061" calcext:value-type="float">
            <text:p>1.64911060606061</text:p>
          </table:table-cell>
          <table:table-cell table:number-columns-repeated="1008"/>
        </table:table-row>
        <table:table-row table:style-name="ro1">
          <table:table-cell table:formula="of:==INDIRECT(ADDRESS(ROW()-1;COLUMN())) +[.C37]" office:value-type="float" office:value="-0.0805792704046996" calcext:value-type="float">
            <text:p>-0.0805792704047</text:p>
          </table:table-cell>
          <table:table-cell table:number-columns-repeated="1023"/>
        </table:table-row>
        <table:table-row table:style-name="ro1">
          <table:table-cell table:formula="of:==INDIRECT(ADDRESS(ROW()-1;COLUMN())) +[.C37]" office:value-type="float" office:value="-0.0524371337129557" calcext:value-type="float">
            <text:p>-0.052437133712956</text:p>
          </table:table-cell>
          <table:table-cell table:number-columns-repeated="1023"/>
        </table:table-row>
        <table:table-row table:style-name="ro1">
          <table:table-cell table:formula="of:==INDIRECT(ADDRESS(ROW()-1;COLUMN())) +[.C38]" office:value-type="float" office:value="-0.0524371337129557" calcext:value-type="float">
            <text:p>-0.052437133712956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96h AEL</text:p>
          </table:table-cell>
          <table:table-cell office:value-type="string" calcext:value-type="string">
            <text:p>114h AEL</text:p>
          </table:table-cell>
          <table:table-cell office:value-type="string" calcext:value-type="string">
            <text:p>7h AP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nub&gt;GFP</text:p>
          </table:table-cell>
          <table:table-cell office:value-type="string" calcext:value-type="string">
            <text:p>dilp8 KO/+</text:p>
          </table:table-cell>
          <table:table-cell table:formula="of:=[.H26]" office:value-type="float" office:value="0.00424294269826997" calcext:value-type="float">
            <text:p>0.00424294269827</text:p>
          </table:table-cell>
          <table:table-cell table:formula="of:=[$'114h AED'.H24]" office:value-type="float" office:value="0.00249465560700989" calcext:value-type="float">
            <text:p>0.00249465560701</text:p>
          </table:table-cell>
          <table:table-cell table:formula="of:=[$'pupal wings +7h'.H24]" office:value-type="float" office:value="0.000538118921543089" calcext:value-type="float">
            <text:p>0.000538118921543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lp8 KO/KO</text:p>
          </table:table-cell>
          <table:table-cell table:formula="of:=[.P26]" office:value-type="float" office:value="0.00443240675094094" calcext:value-type="float">
            <text:p>0.004432406750941</text:p>
          </table:table-cell>
          <table:table-cell table:formula="of:=[$'114h AED'.P24]" office:value-type="float" office:value="0.00190472564168532" calcext:value-type="float">
            <text:p>0.001904725641685</text:p>
          </table:table-cell>
          <table:table-cell table:formula="of:=[$'pupal wings +7h'.P24]" office:value-type="float" office:value="0.00240514540629542" calcext:value-type="float">
            <text:p>0.0024051454062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'96h AED'.L68" table:end-x="11.96pt" table:end-y="2.98pt" draw:z-index="0" draw:name="Graphique 3" draw:style-name="gr1" draw:text-style-name="P1" svg:width="353.54pt" svg:height="200.01pt" svg:x="19.05pt" svg:y="65pt">
              <draw:object draw:notify-on-update-of-ranges="'96h AED'.C56:'96h AED'.E56 '96h AED'.B57:'96h AED'.B57 '96h AED'.C57:'96h AED'.E57 '96h AED'.B58:'96h AED'.B58 '96h AED'.C58:'96h AED'.E5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FAi</text:p>
          </table:table-cell>
          <table:table-cell table:style-name="ce8" office:value-type="string" calcext:value-type="string">
            <text:p>96h AEL</text:p>
          </table:table-cell>
          <table:table-cell table:style-name="ce8" office:value-type="string" calcext:value-type="string">
            <text:p>114h AEL</text:p>
          </table:table-cell>
          <table:table-cell table:style-name="ce15" office:value-type="string" calcext:value-type="string">
            <text:p>7h APF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 table:number-columns-spanned="1" table:number-rows-spanned="2">
            <text:p>nub&gt;GFP</text:p>
          </table:table-cell>
          <table:table-cell table:style-name="ce9" office:value-type="string" calcext:value-type="string">
            <text:p>dilp8 KO/+</text:p>
          </table:table-cell>
          <table:table-cell table:style-name="ce9" table:formula="of:=[.C52]*10000" office:value-type="float" office:value="42.4294269826997" calcext:value-type="float">
            <text:p>42.4294269826997</text:p>
          </table:table-cell>
          <table:table-cell table:style-name="ce9" table:formula="of:=[.D52]*10000" office:value-type="float" office:value="24.9465560700989" calcext:value-type="float">
            <text:p>24.9465560700989</text:p>
          </table:table-cell>
          <table:table-cell table:style-name="ce16" table:formula="of:=[.E52]*10000" office:value-type="float" office:value="5.38118921543089" calcext:value-type="float">
            <text:p>5.38118921543089</text:p>
          </table:table-cell>
          <table:table-cell table:number-columns-repeated="1019"/>
        </table:table-row>
        <table:table-row table:style-name="ro1">
          <table:covered-table-cell table:style-name="ce44"/>
          <table:table-cell table:style-name="ce10" office:value-type="string" calcext:value-type="string">
            <text:p>dilp8 KO/KO</text:p>
          </table:table-cell>
          <table:table-cell table:style-name="ce10" table:formula="of:=[.C53]*10000" office:value-type="float" office:value="44.3240675094094" calcext:value-type="float">
            <text:p>44.3240675094094</text:p>
          </table:table-cell>
          <table:table-cell table:style-name="ce10" table:formula="of:=[.D53]*10000" office:value-type="float" office:value="19.0472564168532" calcext:value-type="float">
            <text:p>19.0472564168532</text:p>
          </table:table-cell>
          <table:table-cell table:style-name="ce17" table:formula="of:=[.E53]*10000" office:value-type="float" office:value="24.0514540629542" calcext:value-type="float">
            <text:p>24.051454062954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</text:p>
          </table:table-cell>
          <table:table-cell office:value-type="string" calcext:value-type="string">
            <text:p>96h AEL</text:p>
          </table:table-cell>
          <table:table-cell office:value-type="string" calcext:value-type="string">
            <text:p>114h AEL</text:p>
          </table:table-cell>
          <table:table-cell office:value-type="string" calcext:value-type="string">
            <text:p>7h AP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nub&gt;GFP</text:p>
          </table:table-cell>
          <table:table-cell office:value-type="string" calcext:value-type="string">
            <text:p>dilp8 KO/+</text:p>
          </table:table-cell>
          <table:table-cell table:formula="of:=[.H29]" office:value-type="float" office:value="29" calcext:value-type="float">
            <text:p>29</text:p>
          </table:table-cell>
          <table:table-cell table:formula="of:=[$'114h AED'.H29]" office:value-type="float" office:value="28" calcext:value-type="float">
            <text:p>28</text:p>
          </table:table-cell>
          <table:table-cell table:formula="of:=[$'pupal wings +7h'.H29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lp8 KO/KO</text:p>
          </table:table-cell>
          <table:table-cell table:formula="of:=[.P29]" office:value-type="float" office:value="29" calcext:value-type="float">
            <text:p>29</text:p>
          </table:table-cell>
          <table:table-cell table:formula="of:=[$'114h AED'.P29]" office:value-type="float" office:value="28" calcext:value-type="float">
            <text:p>28</text:p>
          </table:table-cell>
          <table:table-cell table:formula="of:=[$'pupal wings +7h'.P29]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8"/>
          <table:table-cell table:style-name="ce8" office:value-type="string" calcext:value-type="string">
            <text:p>96h AEL</text:p>
          </table:table-cell>
          <table:table-cell table:style-name="ce8" office:value-type="string" calcext:value-type="string">
            <text:p>114h AEL</text:p>
          </table:table-cell>
          <table:table-cell table:style-name="ce15" office:value-type="string" calcext:value-type="string">
            <text:p>7h APF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tests</text:p>
          </table:table-cell>
          <table:table-cell table:style-name="ce12" office:value-type="string" calcext:value-type="string">
            <text:p>KO/+ vs KO/KO</text:p>
          </table:table-cell>
          <table:table-cell table:style-name="ce9" table:formula="of:=[.H35]" office:value-type="float" office:value="0.908802040151118" calcext:value-type="float">
            <text:p>0.908802040151118</text:p>
          </table:table-cell>
          <table:table-cell table:style-name="ce9" table:formula="of:=[$'114h AED'.H34]" office:value-type="float" office:value="0.487998628190289" calcext:value-type="float">
            <text:p>0.487998628190289</text:p>
          </table:table-cell>
          <table:table-cell table:style-name="ce18" table:formula="of:=[$'pupal wings +7h'.H35]" office:value-type="float" office:value="0.0000501871373021535" calcext:value-type="float">
            <text:p>5.01871373021535E-05</text:p>
          </table:table-cell>
          <table:table-cell table:number-columns-repeated="1019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KO/+</text:p>
          </table:table-cell>
          <table:table-cell table:style-name="ce9" office:value-type="string" calcext:value-type="string">
            <text:p>KO/K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/>
          <table:table-cell table:style-name="ce9" office:value-type="string" calcext:value-type="string">
            <text:p>114h vs 96h</text:p>
          </table:table-cell>
          <table:table-cell table:style-name="ce9" table:formula="of:=[$'114h AED'.H27]" office:value-type="float" office:value="0.171514650798272" calcext:value-type="float">
            <text:p>0.171514650798272</text:p>
          </table:table-cell>
          <table:table-cell table:style-name="ce14" table:formula="of:=[$'114h AED'.P27]" office:value-type="float" office:value="0.0311229275993065" calcext:value-type="float">
            <text:p>0.031122927599307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4"/>
          <table:table-cell table:style-name="ce10" office:value-type="string" calcext:value-type="string">
            <text:p>7h APF vs 114h</text:p>
          </table:table-cell>
          <table:table-cell table:style-name="ce13" table:formula="of:=[$'pupal wings +7h'.H27]" office:value-type="float" office:value="0.0000267659302038066" calcext:value-type="float">
            <text:p>2.67659302038066E-05</text:p>
          </table:table-cell>
          <table:table-cell table:style-name="ce10" table:formula="of:=[$'pupal wings +7h'.P27]" office:value-type="float" office:value="0.552594173567007" calcext:value-type="float">
            <text:p>0.552594173567007</text:p>
          </table:table-cell>
          <table:table-cell table:style-name="ce17"/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h AED" table:style-name="ta2">
        <office:forms form:automatic-focus="false" form:apply-design-mode="false"/>
        <table:table-column table:style-name="co1" table:number-columns-repeated="2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1" table:default-cell-style-name="ce28"/>
        <table:table-column table:style-name="co1" table:default-cell-style-name="ce29"/>
        <table:table-column table:style-name="co1" table:default-cell-style-name="ce20"/>
        <table:table-column table:style-name="co1" table:number-columns-repeated="2" table:default-cell-style-name="ce32"/>
        <table:table-column table:style-name="co5" table:default-cell-style-name="ce32"/>
        <table:table-column table:style-name="co6" table:default-cell-style-name="ce32"/>
        <table:table-column table:style-name="co8" table:default-cell-style-name="ce32"/>
        <table:table-column table:style-name="co1" table:default-cell-style-name="ce32"/>
        <table:table-column table:style-name="co1" table:default-cell-style-name="ce33"/>
        <table:table-column table:style-name="co1" table:default-cell-style-name="ce20"/>
        <table:table-column table:style-name="co1" table:number-columns-repeated="1008" table:default-cell-style-name="Default"/>
        <table:table-row table:style-name="ro1">
          <table:table-cell table:style-name="ce27" office:value-type="string" calcext:value-type="string" table:number-columns-spanned="7" table:number-rows-spanned="1">
            <text:p>KO/+ 114h AED</text:p>
          </table:table-cell>
          <table:covered-table-cell table:number-columns-repeated="6" table:style-name="ce70"/>
          <table:table-cell table:style-name="ce19"/>
          <table:table-cell table:style-name="ce31" office:value-type="string" calcext:value-type="string" table:number-columns-spanned="7" table:number-rows-spanned="1">
            <text:p>KO/KO 114h AED</text:p>
          </table:table-cell>
          <table:covered-table-cell table:number-columns-repeated="6" table:style-name="ce75"/>
          <table:table-cell table:style-name="ce19"/>
          <table:table-cell table:style-name="ce26" table:number-columns-repeated="1008"/>
        </table:table-row>
        <table:table-row table:style-name="ro1"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/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484" calcext:value-type="float">
            <text:p>1.484</text:p>
          </table:table-cell>
          <table:table-cell office:value-type="float" office:value="1.565" calcext:value-type="float">
            <text:p>1.565</text:p>
          </table:table-cell>
          <table:table-cell/>
          <table:table-cell table:formula="of:=([.D3]+[.C3])/2" office:value-type="float" office:value="1.5245" calcext:value-type="float">
            <text:p>1.5245</text:p>
          </table:table-cell>
          <table:table-cell table:style-name="ce30" table:formula="of:=([.D3]-[.C3])/[.F3]" office:value-type="float" office:value="0.0531321744834372" calcext:value-type="float">
            <text:p>0.053132174483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72" calcext:value-type="float">
            <text:p>1.72</text:p>
          </table:table-cell>
          <table:table-cell office:value-type="float" office:value="1.536" calcext:value-type="float">
            <text:p>1.536</text:p>
          </table:table-cell>
          <table:table-cell/>
          <table:table-cell table:formula="of:=([.L3]+[.K3])/2" office:value-type="float" office:value="1.628" calcext:value-type="float">
            <text:p>1.628</text:p>
          </table:table-cell>
          <table:table-cell table:formula="of:=([.L3]-[.K3])/[.N3]" office:value-type="float" office:value="-0.113022113022113" calcext:value-type="float">
            <text:p>-0.11302211302211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624" calcext:value-type="float">
            <text:p>1.624</text:p>
          </table:table-cell>
          <table:table-cell office:value-type="float" office:value="1.417" calcext:value-type="float">
            <text:p>1.417</text:p>
          </table:table-cell>
          <table:table-cell/>
          <table:table-cell table:formula="of:=([.D4]+[.C4])/2" office:value-type="float" office:value="1.5205" calcext:value-type="float">
            <text:p>1.5205</text:p>
          </table:table-cell>
          <table:table-cell table:style-name="ce30" table:formula="of:=([.D4]-[.C4])/[.F4]" office:value-type="float" office:value="-0.136139427819796" calcext:value-type="float">
            <text:p>-0.136139427819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256" calcext:value-type="float">
            <text:p>1.256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L damaged</text:p>
          </table:table-cell>
          <table:table-cell table:formula="of:=([.L4]+[.K4])/2" office:value-type="float" office:value="1.3385" calcext:value-type="float">
            <text:p>1.338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office:value-type="float" office:value="2.725" calcext:value-type="float">
            <text:p>2.725</text:p>
          </table:table-cell>
          <table:table-cell/>
          <table:table-cell table:formula="of:=([.D5]+[.C5])/2" office:value-type="float" office:value="2.7625" calcext:value-type="float">
            <text:p>2.7625</text:p>
          </table:table-cell>
          <table:table-cell table:style-name="ce30" table:formula="of:=([.D5]-[.C5])/[.F5]" office:value-type="float" office:value="-0.0271493212669682" calcext:value-type="float">
            <text:p>-0.0271493212669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L damaged</text:p>
          </table:table-cell>
          <table:table-cell table:formula="of:=([.L5]+[.K5])/2" office:value-type="float" office:value="1.417" calcext:value-type="float">
            <text:p>1.41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567" calcext:value-type="float">
            <text:p>3.567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([.D6]+[.C6])/2" office:value-type="float" office:value="3.471" calcext:value-type="float">
            <text:p>3.471</text:p>
          </table:table-cell>
          <table:table-cell table:style-name="ce30" table:formula="of:=([.D6]-[.C6])/[.F6]" office:value-type="float" office:value="-0.0553154710458082" calcext:value-type="float">
            <text:p>-0.0553154710458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.403" calcext:value-type="float">
            <text:p>1.403</text:p>
          </table:table-cell>
          <table:table-cell office:value-type="float" office:value="1.216" calcext:value-type="float">
            <text:p>1.216</text:p>
          </table:table-cell>
          <table:table-cell/>
          <table:table-cell table:formula="of:=([.L6]+[.K6])/2" office:value-type="float" office:value="1.3095" calcext:value-type="float">
            <text:p>1.3095</text:p>
          </table:table-cell>
          <table:table-cell table:formula="of:=([.L6]-[.K6])/[.N6]" office:value-type="float" office:value="-0.142802596410844" calcext:value-type="float">
            <text:p>-0.14280259641084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2.227" calcext:value-type="float">
            <text:p>2.227</text:p>
          </table:table-cell>
          <table:table-cell/>
          <table:table-cell table:formula="of:=([.D7]+[.C7])/2" office:value-type="float" office:value="2.2685" calcext:value-type="float">
            <text:p>2.2685</text:p>
          </table:table-cell>
          <table:table-cell table:style-name="ce30" table:formula="of:=([.D7]-[.C7])/[.F7]" office:value-type="float" office:value="-0.0365880537800309" calcext:value-type="float">
            <text:p>-0.0365880537800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.645" calcext:value-type="float">
            <text:p>2.645</text:p>
          </table:table-cell>
          <table:table-cell office:value-type="float" office:value="2.539" calcext:value-type="float">
            <text:p>2.539</text:p>
          </table:table-cell>
          <table:table-cell/>
          <table:table-cell table:formula="of:=([.L7]+[.K7])/2" office:value-type="float" office:value="2.592" calcext:value-type="float">
            <text:p>2.592</text:p>
          </table:table-cell>
          <table:table-cell table:formula="of:=([.L7]-[.K7])/[.N7]" office:value-type="float" office:value="-0.040895061728395" calcext:value-type="float">
            <text:p>-0.04089506172839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255" calcext:value-type="float">
            <text:p>1.255</text:p>
          </table:table-cell>
          <table:table-cell office:value-type="float" office:value="1.352" calcext:value-type="float">
            <text:p>1.352</text:p>
          </table:table-cell>
          <table:table-cell/>
          <table:table-cell table:formula="of:=([.D8]+[.C8])/2" office:value-type="float" office:value="1.3035" calcext:value-type="float">
            <text:p>1.3035</text:p>
          </table:table-cell>
          <table:table-cell table:style-name="ce30" table:formula="of:=([.D8]-[.C8])/[.F8]" office:value-type="float" office:value="0.074415036440353" calcext:value-type="float">
            <text:p>0.0744150364403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.987" calcext:value-type="float">
            <text:p>1.987</text:p>
          </table:table-cell>
          <table:table-cell office:value-type="float" office:value="1.863" calcext:value-type="float">
            <text:p>1.863</text:p>
          </table:table-cell>
          <table:table-cell/>
          <table:table-cell table:formula="of:=([.L8]+[.K8])/2" office:value-type="float" office:value="1.925" calcext:value-type="float">
            <text:p>1.925</text:p>
          </table:table-cell>
          <table:table-cell table:formula="of:=([.L8]-[.K8])/[.N8]" office:value-type="float" office:value="-0.0644155844155845" calcext:value-type="float">
            <text:p>-0.06441558441558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.279" calcext:value-type="float">
            <text:p>2.279</text:p>
          </table:table-cell>
          <table:table-cell office:value-type="float" office:value="2.271" calcext:value-type="float">
            <text:p>2.271</text:p>
          </table:table-cell>
          <table:table-cell/>
          <table:table-cell table:formula="of:=([.D9]+[.C9])/2" office:value-type="float" office:value="2.275" calcext:value-type="float">
            <text:p>2.275</text:p>
          </table:table-cell>
          <table:table-cell table:formula="of:=([.D9]-[.C9])/[.F9]" office:value-type="float" office:value="-0.00351648351648352" calcext:value-type="float">
            <text:p>-0.0035164835164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.11" calcext:value-type="float">
            <text:p>2.11</text:p>
          </table:table-cell>
          <table:table-cell office:value-type="float" office:value="1.985" calcext:value-type="float">
            <text:p>1.985</text:p>
          </table:table-cell>
          <table:table-cell/>
          <table:table-cell table:formula="of:=([.L9]+[.K9])/2" office:value-type="float" office:value="2.0475" calcext:value-type="float">
            <text:p>2.0475</text:p>
          </table:table-cell>
          <table:table-cell table:formula="of:=([.L9]-[.K9])/[.N9]" office:value-type="float" office:value="-0.0610500610500611" calcext:value-type="float">
            <text:p>-0.06105006105006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1.893" calcext:value-type="float">
            <text:p>1.893</text:p>
          </table:table-cell>
          <table:table-cell/>
          <table:table-cell table:formula="of:=([.D10]+[.C10])/2" office:value-type="float" office:value="1.8965" calcext:value-type="float">
            <text:p>1.8965</text:p>
          </table:table-cell>
          <table:table-cell table:formula="of:=([.D10]-[.C10])/[.F10]" office:value-type="float" office:value="-0.00369100975481144" calcext:value-type="float">
            <text:p>-0.0036910097548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.809" calcext:value-type="float">
            <text:p>1.809</text:p>
          </table:table-cell>
          <table:table-cell office:value-type="float" office:value="1.769" calcext:value-type="float">
            <text:p>1.769</text:p>
          </table:table-cell>
          <table:table-cell office:value-type="string" calcext:value-type="string">
            <text:p>R damaged</text:p>
          </table:table-cell>
          <table:table-cell table:formula="of:=([.L10]+[.K10])/2" office:value-type="float" office:value="1.789" calcext:value-type="float">
            <text:p>1.78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694" calcext:value-type="float">
            <text:p>1.694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([.D11]+[.C11])/2" office:value-type="float" office:value="1.637" calcext:value-type="float">
            <text:p>1.637</text:p>
          </table:table-cell>
          <table:table-cell table:formula="of:=([.D11]-[.C11])/[.F11]" office:value-type="float" office:value="-0.0696395846059865" calcext:value-type="float">
            <text:p>-0.0696395846059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438" calcext:value-type="float">
            <text:p>1.43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([.L11]+[.K11])/2" office:value-type="float" office:value="1.424" calcext:value-type="float">
            <text:p>1.424</text:p>
          </table:table-cell>
          <table:table-cell table:formula="of:=([.L11]-[.K11])/[.N11]" office:value-type="float" office:value="-0.0196629213483145" calcext:value-type="float">
            <text:p>-0.01966292134831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.485" calcext:value-type="float">
            <text:p>1.485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([.D12]+[.C12])/2" office:value-type="float" office:value="1.4875" calcext:value-type="float">
            <text:p>1.4875</text:p>
          </table:table-cell>
          <table:table-cell table:formula="of:=([.D12]-[.C12])/[.F12]" office:value-type="float" office:value="0.0033613445378152" calcext:value-type="float">
            <text:p>0.0033613445378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.672" calcext:value-type="float">
            <text:p>1.672</text:p>
          </table:table-cell>
          <table:table-cell office:value-type="float" office:value="1.607" calcext:value-type="float">
            <text:p>1.607</text:p>
          </table:table-cell>
          <table:table-cell/>
          <table:table-cell table:formula="of:=([.L12]+[.K12])/2" office:value-type="float" office:value="1.6395" calcext:value-type="float">
            <text:p>1.6395</text:p>
          </table:table-cell>
          <table:table-cell table:formula="of:=([.L12]-[.K12])/[.N12]" office:value-type="float" office:value="-0.0396462336078074" calcext:value-type="float">
            <text:p>-0.03964623360780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012" calcext:value-type="float">
            <text:p>2.012</text:p>
          </table:table-cell>
          <table:table-cell office:value-type="float" office:value="2.033" calcext:value-type="float">
            <text:p>2.033</text:p>
          </table:table-cell>
          <table:table-cell/>
          <table:table-cell table:formula="of:=([.D13]+[.C13])/2" office:value-type="float" office:value="2.0225" calcext:value-type="float">
            <text:p>2.0225</text:p>
          </table:table-cell>
          <table:table-cell table:formula="of:=([.D13]-[.C13])/[.F13]" office:value-type="float" office:value="0.0103831891223733" calcext:value-type="float">
            <text:p>0.0103831891223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.362" calcext:value-type="float">
            <text:p>1.362</text:p>
          </table:table-cell>
          <table:table-cell office:value-type="float" office:value="1.309" calcext:value-type="float">
            <text:p>1.309</text:p>
          </table:table-cell>
          <table:table-cell/>
          <table:table-cell table:formula="of:=([.L13]+[.K13])/2" office:value-type="float" office:value="1.3355" calcext:value-type="float">
            <text:p>1.3355</text:p>
          </table:table-cell>
          <table:table-cell table:formula="of:=([.L13]-[.K13])/[.N13]" office:value-type="float" office:value="-0.0396855110445527" calcext:value-type="float">
            <text:p>-0.03968551104455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.464" calcext:value-type="float">
            <text:p>3.464</text:p>
          </table:table-cell>
          <table:table-cell office:value-type="float" office:value="3.422" calcext:value-type="float">
            <text:p>3.422</text:p>
          </table:table-cell>
          <table:table-cell/>
          <table:table-cell table:formula="of:=([.D14]+[.C14])/2" office:value-type="float" office:value="3.443" calcext:value-type="float">
            <text:p>3.443</text:p>
          </table:table-cell>
          <table:table-cell table:formula="of:=([.D14]-[.C14])/[.F14]" office:value-type="float" office:value="-0.0121986639558524" calcext:value-type="float">
            <text:p>-0.0121986639558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.902" calcext:value-type="float">
            <text:p>1.902</text:p>
          </table:table-cell>
          <table:table-cell office:value-type="float" office:value="1.709" calcext:value-type="float">
            <text:p>1.709</text:p>
          </table:table-cell>
          <table:table-cell/>
          <table:table-cell table:formula="of:=([.L14]+[.K14])/2" office:value-type="float" office:value="1.8055" calcext:value-type="float">
            <text:p>1.8055</text:p>
          </table:table-cell>
          <table:table-cell table:formula="of:=([.L14]-[.K14])/[.N14]" office:value-type="float" office:value="-0.106895596787593" calcext:value-type="float">
            <text:p>-0.106895596787593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.953" calcext:value-type="float">
            <text:p>2.953</text:p>
          </table:table-cell>
          <table:table-cell office:value-type="float" office:value="2.722" calcext:value-type="float">
            <text:p>2.722</text:p>
          </table:table-cell>
          <table:table-cell/>
          <table:table-cell table:formula="of:=([.D15]+[.C15])/2" office:value-type="float" office:value="2.8375" calcext:value-type="float">
            <text:p>2.8375</text:p>
          </table:table-cell>
          <table:table-cell table:formula="of:=([.D15]-[.C15])/[.F15]" office:value-type="float" office:value="-0.0814096916299561" calcext:value-type="float">
            <text:p>-0.0814096916299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75" calcext:value-type="float">
            <text:p>2.975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pb threshold on to sides - R weird</text:p>
          </table:table-cell>
          <table:table-cell table:formula="of:=([.L15]+[.K15])/2" office:value-type="float" office:value="2.5605" calcext:value-type="float">
            <text:p>2.560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.377" calcext:value-type="float">
            <text:p>3.377</text:p>
          </table:table-cell>
          <table:table-cell office:value-type="float" office:value="3.228" calcext:value-type="float">
            <text:p>3.228</text:p>
          </table:table-cell>
          <table:table-cell/>
          <table:table-cell table:formula="of:=([.D16]+[.C16])/2" office:value-type="float" office:value="3.3025" calcext:value-type="float">
            <text:p>3.3025</text:p>
          </table:table-cell>
          <table:table-cell table:formula="of:=([.D16]-[.C16])/[.F16]" office:value-type="float" office:value="-0.0451173353520059" calcext:value-type="float">
            <text:p>-0.0451173353520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21" calcext:value-type="float">
            <text:p>3.21</text:p>
          </table:table-cell>
          <table:table-cell office:value-type="float" office:value="3.274" calcext:value-type="float">
            <text:p>3.274</text:p>
          </table:table-cell>
          <table:table-cell/>
          <table:table-cell table:formula="of:=([.L16]+[.K16])/2" office:value-type="float" office:value="3.242" calcext:value-type="float">
            <text:p>3.242</text:p>
          </table:table-cell>
          <table:table-cell table:formula="of:=([.L16]-[.K16])/[.N16]" office:value-type="float" office:value="0.0197409006785935" calcext:value-type="float">
            <text:p>0.019740900678594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.47" calcext:value-type="float">
            <text:p>2.47</text:p>
          </table:table-cell>
          <table:table-cell office:value-type="float" office:value="2.646" calcext:value-type="float">
            <text:p>2.646</text:p>
          </table:table-cell>
          <table:table-cell/>
          <table:table-cell table:formula="of:=([.D17]+[.C17])/2" office:value-type="float" office:value="2.558" calcext:value-type="float">
            <text:p>2.558</text:p>
          </table:table-cell>
          <table:table-cell table:formula="of:=([.D17]-[.C17])/[.F17]" office:value-type="float" office:value="0.068803752931978" calcext:value-type="float">
            <text:p>0.068803752931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616" calcext:value-type="float">
            <text:p>1.616</text:p>
          </table:table-cell>
          <table:table-cell office:value-type="float" office:value="1.625" calcext:value-type="float">
            <text:p>1.625</text:p>
          </table:table-cell>
          <table:table-cell/>
          <table:table-cell table:formula="of:=([.L17]+[.K17])/2" office:value-type="float" office:value="1.6205" calcext:value-type="float">
            <text:p>1.6205</text:p>
          </table:table-cell>
          <table:table-cell table:formula="of:=([.L17]-[.K17])/[.N17]" office:value-type="float" office:value="0.00555384140697309" calcext:value-type="float">
            <text:p>0.00555384140697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.919" calcext:value-type="float">
            <text:p>1.919</text:p>
          </table:table-cell>
          <table:table-cell office:value-type="float" office:value="1.901" calcext:value-type="float">
            <text:p>1.901</text:p>
          </table:table-cell>
          <table:table-cell/>
          <table:table-cell table:formula="of:=([.D18]+[.C18])/2" office:value-type="float" office:value="1.91" calcext:value-type="float">
            <text:p>1.91</text:p>
          </table:table-cell>
          <table:table-cell table:formula="of:=([.D18]-[.C18])/[.F18]" office:value-type="float" office:value="-0.00942408376963351" calcext:value-type="float">
            <text:p>-0.0094240837696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.302" calcext:value-type="float">
            <text:p>2.302</text:p>
          </table:table-cell>
          <table:table-cell office:value-type="float" office:value="2.258" calcext:value-type="float">
            <text:p>2.258</text:p>
          </table:table-cell>
          <table:table-cell/>
          <table:table-cell table:formula="of:=([.L18]+[.K18])/2" office:value-type="float" office:value="2.28" calcext:value-type="float">
            <text:p>2.28</text:p>
          </table:table-cell>
          <table:table-cell table:formula="of:=([.L18]-[.K18])/[.N18]" office:value-type="float" office:value="-0.0192982456140351" calcext:value-type="float">
            <text:p>-0.01929824561403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.52" calcext:value-type="float">
            <text:p>2.52</text:p>
          </table:table-cell>
          <table:table-cell office:value-type="float" office:value="2.423" calcext:value-type="float">
            <text:p>2.423</text:p>
          </table:table-cell>
          <table:table-cell/>
          <table:table-cell table:formula="of:=([.D19]+[.C19])/2" office:value-type="float" office:value="2.4715" calcext:value-type="float">
            <text:p>2.4715</text:p>
          </table:table-cell>
          <table:table-cell table:formula="of:=([.D19]-[.C19])/[.F19]" office:value-type="float" office:value="-0.0392474205947805" calcext:value-type="float">
            <text:p>-0.0392474205947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.368" calcext:value-type="float">
            <text:p>2.368</text:p>
          </table:table-cell>
          <table:table-cell office:value-type="float" office:value="2.355" calcext:value-type="float">
            <text:p>2.355</text:p>
          </table:table-cell>
          <table:table-cell/>
          <table:table-cell table:formula="of:=([.L19]+[.K19])/2" office:value-type="float" office:value="2.3615" calcext:value-type="float">
            <text:p>2.3615</text:p>
          </table:table-cell>
          <table:table-cell table:formula="of:=([.L19]-[.K19])/[.N19]" office:value-type="float" office:value="-0.00550497565106919" calcext:value-type="float">
            <text:p>-0.005504975651069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.296" calcext:value-type="float">
            <text:p>2.296</text:p>
          </table:table-cell>
          <table:table-cell office:value-type="float" office:value="2.358" calcext:value-type="float">
            <text:p>2.358</text:p>
          </table:table-cell>
          <table:table-cell/>
          <table:table-cell table:formula="of:=([.D20]+[.C20])/2" office:value-type="float" office:value="2.327" calcext:value-type="float">
            <text:p>2.327</text:p>
          </table:table-cell>
          <table:table-cell table:formula="of:=([.D20]-[.C20])/[.F20]" office:value-type="float" office:value="0.0266437473141385" calcext:value-type="float">
            <text:p>0.0266437473141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613" calcext:value-type="float">
            <text:p>2.613</text:p>
          </table:table-cell>
          <table:table-cell office:value-type="float" office:value="2.641" calcext:value-type="float">
            <text:p>2.641</text:p>
          </table:table-cell>
          <table:table-cell/>
          <table:table-cell table:formula="of:=([.L20]+[.K20])/2" office:value-type="float" office:value="2.627" calcext:value-type="float">
            <text:p>2.627</text:p>
          </table:table-cell>
          <table:table-cell table:formula="of:=([.L20]-[.K20])/[.N20]" office:value-type="float" office:value="0.0106585458698135" calcext:value-type="float">
            <text:p>0.010658545869814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.274" calcext:value-type="float">
            <text:p>2.274</text:p>
          </table:table-cell>
          <table:table-cell office:value-type="float" office:value="2.271" calcext:value-type="float">
            <text:p>2.271</text:p>
          </table:table-cell>
          <table:table-cell/>
          <table:table-cell table:formula="of:=([.D21]+[.C21])/2" office:value-type="float" office:value="2.2725" calcext:value-type="float">
            <text:p>2.2725</text:p>
          </table:table-cell>
          <table:table-cell table:formula="of:=([.D21]-[.C21])/[.F21]" office:value-type="float" office:value="-0.00132013201320137" calcext:value-type="float">
            <text:p>-0.0013201320132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316" calcext:value-type="float">
            <text:p>1.316</text:p>
          </table:table-cell>
          <table:table-cell office:value-type="float" office:value="1.306" calcext:value-type="float">
            <text:p>1.306</text:p>
          </table:table-cell>
          <table:table-cell/>
          <table:table-cell table:formula="of:=([.L21]+[.K21])/2" office:value-type="float" office:value="1.311" calcext:value-type="float">
            <text:p>1.311</text:p>
          </table:table-cell>
          <table:table-cell table:formula="of:=([.L21]-[.K21])/[.N21]" office:value-type="float" office:value="-0.00762776506483601" calcext:value-type="float">
            <text:p>-0.007627765064836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.117" calcext:value-type="float">
            <text:p>2.117</text:p>
          </table:table-cell>
          <table:table-cell office:value-type="float" office:value="2.127" calcext:value-type="float">
            <text:p>2.127</text:p>
          </table:table-cell>
          <table:table-cell/>
          <table:table-cell table:formula="of:=([.D22]+[.C22])/2" office:value-type="float" office:value="2.122" calcext:value-type="float">
            <text:p>2.122</text:p>
          </table:table-cell>
          <table:table-cell table:formula="of:=([.D22]-[.C22])/[.F22]" office:value-type="float" office:value="0.00471253534401498" calcext:value-type="float">
            <text:p>0.004712535344015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1.196" calcext:value-type="float">
            <text:p>1.196</text:p>
          </table:table-cell>
          <table:table-cell office:value-type="float" office:value="1.187" calcext:value-type="float">
            <text:p>1.187</text:p>
          </table:table-cell>
          <table:table-cell/>
          <table:table-cell table:formula="of:=([.L22]+[.K22])/2" office:value-type="float" office:value="1.1915" calcext:value-type="float">
            <text:p>1.1915</text:p>
          </table:table-cell>
          <table:table-cell table:formula="of:=([.L22]-[.K22])/[.N22]" office:value-type="float" office:value="-0.00755350398657146" calcext:value-type="float">
            <text:p>-0.00755350398657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.459" calcext:value-type="float">
            <text:p>1.459</text:p>
          </table:table-cell>
          <table:table-cell office:value-type="float" office:value="1.446" calcext:value-type="float">
            <text:p>1.446</text:p>
          </table:table-cell>
          <table:table-cell office:value-type="string" calcext:value-type="string">
            <text:p>R damaged</text:p>
          </table:table-cell>
          <table:table-cell table:formula="of:=([.D23]+[.C23])/2" office:value-type="float" office:value="1.4525" calcext:value-type="float">
            <text:p>1.4525</text:p>
          </table:table-cell>
          <table:table-cell/>
          <table:table-cell office:value-type="string" calcext:value-type="string">
            <text:p>FA index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.455" calcext:value-type="float">
            <text:p>2.455</text:p>
          </table:table-cell>
          <table:table-cell office:value-type="float" office:value="2.444" calcext:value-type="float">
            <text:p>2.444</text:p>
          </table:table-cell>
          <table:table-cell/>
          <table:table-cell table:formula="of:=([.L23]+[.K23])/2" office:value-type="float" office:value="2.4495" calcext:value-type="float">
            <text:p>2.4495</text:p>
          </table:table-cell>
          <table:table-cell table:formula="of:=([.L23]-[.K23])/[.N23]" office:value-type="float" office:value="-0.00449071239028378" calcext:value-type="float">
            <text:p>-0.004490712390284</text:p>
          </table:table-cell>
          <table:table-cell office:value-type="string" calcext:value-type="string">
            <text:p>FA index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778" calcext:value-type="float">
            <text:p>1.778</text:p>
          </table:table-cell>
          <table:table-cell office:value-type="float" office:value="1.81" calcext:value-type="float">
            <text:p>1.81</text:p>
          </table:table-cell>
          <table:table-cell/>
          <table:table-cell table:formula="of:=([.D24]+[.C24])/2" office:value-type="float" office:value="1.794" calcext:value-type="float">
            <text:p>1.794</text:p>
          </table:table-cell>
          <table:table-cell table:formula="of:=([.D24]-[.C24])/[.F24]" office:value-type="float" office:value="0.0178372352285396" calcext:value-type="float">
            <text:p>0.01783723522854</text:p>
          </table:table-cell>
          <table:table-cell table:formula="of:=VAR([.G3:.G56])" office:value-type="float" office:value="0.00249465560700989" calcext:value-type="float">
            <text:p>0.002494655607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.381" calcext:value-type="float">
            <text:p>2.381</text:p>
          </table:table-cell>
          <table:table-cell office:value-type="float" office:value="2.356" calcext:value-type="float">
            <text:p>2.356</text:p>
          </table:table-cell>
          <table:table-cell/>
          <table:table-cell table:formula="of:=([.L24]+[.K24])/2" office:value-type="float" office:value="2.3685" calcext:value-type="float">
            <text:p>2.3685</text:p>
          </table:table-cell>
          <table:table-cell table:formula="of:=([.L24]-[.K24])/[.N24]" office:value-type="float" office:value="-0.0105552037154319" calcext:value-type="float">
            <text:p>-0.010555203715432</text:p>
          </table:table-cell>
          <table:table-cell table:formula="of:=VAR([.O3:.O62])" office:value-type="float" office:value="0.00190472564168532" calcext:value-type="float">
            <text:p>0.001904725641685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.229" calcext:value-type="float">
            <text:p>2.229</text:p>
          </table:table-cell>
          <table:table-cell office:value-type="float" office:value="2.892" calcext:value-type="float">
            <text:p>2.892</text:p>
          </table:table-cell>
          <table:table-cell office:value-type="string" calcext:value-type="string">
            <text:p>L damaged</text:p>
          </table:table-cell>
          <table:table-cell table:formula="of:=([.D25]+[.C25])/2" office:value-type="float" office:value="2.5605" calcext:value-type="float">
            <text:p>2.5605</text:p>
          </table:table-cell>
          <table:table-cell/>
          <table:table-cell table:formula="of:=10000*[.H24]" office:value-type="float" office:value="24.9465560700989" calcext:value-type="float">
            <text:p>24.946556070098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849" calcext:value-type="float">
            <text:p>1.849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([.L25]+[.K25])/2" office:value-type="float" office:value="1.8745" calcext:value-type="float">
            <text:p>1.8745</text:p>
          </table:table-cell>
          <table:table-cell table:formula="of:=([.L25]-[.K25])/[.N25]" office:value-type="float" office:value="0.0272072552680715" calcext:value-type="float">
            <text:p>0.027207255268072</text:p>
          </table:table-cell>
          <table:table-cell table:formula="of:=10000*[.P24]" office:value-type="float" office:value="19.0472564168532" calcext:value-type="float">
            <text:p>19.047256416853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.297" calcext:value-type="float">
            <text:p>2.297</text:p>
          </table:table-cell>
          <table:table-cell office:value-type="float" office:value="2.252" calcext:value-type="float">
            <text:p>2.252</text:p>
          </table:table-cell>
          <table:table-cell/>
          <table:table-cell table:formula="of:=([.D26]+[.C26])/2" office:value-type="float" office:value="2.2745" calcext:value-type="float">
            <text:p>2.2745</text:p>
          </table:table-cell>
          <table:table-cell table:formula="of:=([.D26]-[.C26])/[.F26]" office:value-type="float" office:value="-0.0197845680369314" calcext:value-type="float">
            <text:p>-0.0197845680369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.716" calcext:value-type="float">
            <text:p>2.716</text:p>
          </table:table-cell>
          <table:table-cell office:value-type="float" office:value="2.554" calcext:value-type="float">
            <text:p>2.554</text:p>
          </table:table-cell>
          <table:table-cell/>
          <table:table-cell table:formula="of:=([.L26]+[.K26])/2" office:value-type="float" office:value="2.635" calcext:value-type="float">
            <text:p>2.635</text:p>
          </table:table-cell>
          <table:table-cell table:formula="of:=([.L26]-[.K26])/[.N26]" office:value-type="float" office:value="-0.0614800759013282" calcext:value-type="float">
            <text:p>-0.061480075901328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.24" calcext:value-type="float">
            <text:p>3.24</text:p>
          </table:table-cell>
          <table:table-cell office:value-type="float" office:value="2.911" calcext:value-type="float">
            <text:p>2.911</text:p>
          </table:table-cell>
          <table:table-cell/>
          <table:table-cell table:formula="of:=([.D27]+[.C27])/2" office:value-type="float" office:value="3.0755" calcext:value-type="float">
            <text:p>3.0755</text:p>
          </table:table-cell>
          <table:table-cell table:formula="of:=([.D27]-[.C27])/[.F27]" office:value-type="float" office:value="-0.106974475695009" calcext:value-type="float">
            <text:p>-0.106974475695009</text:p>
          </table:table-cell>
          <table:table-cell table:formula="of:=COM.MICROSOFT.F.TEST([.G3:.G51];[$'96h AED'.G3:.G51])" office:value-type="float" office:value="0.171514650798273" calcext:value-type="float">
            <text:p>0.17151465079827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.462" calcext:value-type="float">
            <text:p>1.462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([.L27]+[.K27])/2" office:value-type="float" office:value="1.476" calcext:value-type="float">
            <text:p>1.476</text:p>
          </table:table-cell>
          <table:table-cell table:formula="of:=([.L27]-[.K27])/[.N27]" office:value-type="float" office:value="0.018970189701897" calcext:value-type="float">
            <text:p>0.018970189701897</text:p>
          </table:table-cell>
          <table:table-cell table:formula="of:=COM.MICROSOFT.F.TEST([.O3:.O51];[$'96h AED'.O3:.O51])" office:value-type="float" office:value="0.0311229275993065" calcext:value-type="float">
            <text:p>0.031122927599307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.344" calcext:value-type="float">
            <text:p>2.344</text:p>
          </table:table-cell>
          <table:table-cell office:value-type="float" office:value="2.307" calcext:value-type="float">
            <text:p>2.307</text:p>
          </table:table-cell>
          <table:table-cell/>
          <table:table-cell table:formula="of:=([.D28]+[.C28])/2" office:value-type="float" office:value="2.3255" calcext:value-type="float">
            <text:p>2.3255</text:p>
          </table:table-cell>
          <table:table-cell table:formula="of:=([.D28]-[.C28])/[.F28]" office:value-type="float" office:value="-0.0159105568694904" calcext:value-type="float">
            <text:p>-0.01591055686949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.485" calcext:value-type="float">
            <text:p>2.485</text:p>
          </table:table-cell>
          <table:table-cell office:value-type="float" office:value="2.434" calcext:value-type="float">
            <text:p>2.434</text:p>
          </table:table-cell>
          <table:table-cell/>
          <table:table-cell table:formula="of:=([.L28]+[.K28])/2" office:value-type="float" office:value="2.4595" calcext:value-type="float">
            <text:p>2.4595</text:p>
          </table:table-cell>
          <table:table-cell table:formula="of:=([.L28]-[.K28])/[.N28]" office:value-type="float" office:value="-0.0207359219353526" calcext:value-type="float">
            <text:p>-0.02073592193535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.912" calcext:value-type="float">
            <text:p>2.912</text:p>
          </table:table-cell>
          <table:table-cell office:value-type="float" office:value="3.001" calcext:value-type="float">
            <text:p>3.001</text:p>
          </table:table-cell>
          <table:table-cell/>
          <table:table-cell table:formula="of:=([.D29]+[.C29])/2" office:value-type="float" office:value="2.9565" calcext:value-type="float">
            <text:p>2.9565</text:p>
          </table:table-cell>
          <table:table-cell table:formula="of:=([.D29]-[.C29])/[.F29]" office:value-type="float" office:value="0.0301031625232538" calcext:value-type="float">
            <text:p>0.030103162523254</text:p>
          </table:table-cell>
          <table:table-cell table:formula="of:=COUNT([.G3:.G54])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.767" calcext:value-type="float">
            <text:p>1.767</text:p>
          </table:table-cell>
          <table:table-cell office:value-type="float" office:value="1.833" calcext:value-type="float">
            <text:p>1.833</text:p>
          </table:table-cell>
          <table:table-cell/>
          <table:table-cell table:formula="of:=([.L29]+[.K29])/2" office:value-type="float" office:value="1.8" calcext:value-type="float">
            <text:p>1.8</text:p>
          </table:table-cell>
          <table:table-cell table:formula="of:=([.L29]-[.K29])/[.N29]" office:value-type="float" office:value="0.0366666666666667" calcext:value-type="float">
            <text:p>0.036666666666667</text:p>
          </table:table-cell>
          <table:table-cell table:formula="of:=COUNT([.O3:.O54]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3" calcext:value-type="float">
            <text:p>1.683</text:p>
          </table:table-cell>
          <table:table-cell/>
          <table:table-cell table:formula="of:=([.D30]+[.C30])/2" office:value-type="float" office:value="1.659" calcext:value-type="float">
            <text:p>1.659</text:p>
          </table:table-cell>
          <table:table-cell table:formula="of:=([.D30]-[.C30])/[.F30]" office:value-type="float" office:value="0.0289330922242315" calcext:value-type="float">
            <text:p>0.028933092224232</text:p>
          </table:table-cell>
          <table:table-cell office:value-type="string" calcext:value-type="string">
            <text:p>moyenn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.085" calcext:value-type="float">
            <text:p>3.085</text:p>
          </table:table-cell>
          <table:table-cell office:value-type="float" office:value="3.144" calcext:value-type="float">
            <text:p>3.144</text:p>
          </table:table-cell>
          <table:table-cell/>
          <table:table-cell table:formula="of:=([.L30]+[.K30])/2" office:value-type="float" office:value="3.1145" calcext:value-type="float">
            <text:p>3.1145</text:p>
          </table:table-cell>
          <table:table-cell table:formula="of:=([.L30]-[.K30])/[.N30]" office:value-type="float" office:value="0.0189436506662386" calcext:value-type="float">
            <text:p>0.018943650666239</text:p>
          </table:table-cell>
          <table:table-cell table:style-name="ce21" office:value-type="string" calcext:value-type="string">
            <text:p>moyenn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.013" calcext:value-type="float">
            <text:p>2.013</text:p>
          </table:table-cell>
          <table:table-cell office:value-type="float" office:value="2.057" calcext:value-type="float">
            <text:p>2.057</text:p>
          </table:table-cell>
          <table:table-cell/>
          <table:table-cell table:formula="of:=([.D31]+[.C31])/2" office:value-type="float" office:value="2.035" calcext:value-type="float">
            <text:p>2.035</text:p>
          </table:table-cell>
          <table:table-cell table:formula="of:=([.D31]-[.C31])/[.F31]" office:value-type="float" office:value="0.0216216216216216" calcext:value-type="float">
            <text:p>0.021621621621622</text:p>
          </table:table-cell>
          <table:table-cell table:formula="of:=AVERAGE([.G3:.G53])" office:value-type="float" office:value="-0.00977433114957202" calcext:value-type="float">
            <text:p>-0.00977433114957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.595" calcext:value-type="float">
            <text:p>2.595</text:p>
          </table:table-cell>
          <table:table-cell office:value-type="float" office:value="2.493" calcext:value-type="float">
            <text:p>2.493</text:p>
          </table:table-cell>
          <table:table-cell/>
          <table:table-cell table:formula="of:=([.L31]+[.K31])/2" office:value-type="float" office:value="2.544" calcext:value-type="float">
            <text:p>2.544</text:p>
          </table:table-cell>
          <table:table-cell table:formula="of:=([.L31]-[.K31])/[.N31]" office:value-type="float" office:value="-0.0400943396226415" calcext:value-type="float">
            <text:p>-0.040094339622642</text:p>
          </table:table-cell>
          <table:table-cell table:formula="of:=AVERAGE([.O3:.O53])" office:value-type="float" office:value="-0.0259126888530432" calcext:value-type="float">
            <text:p>-0.025912688853043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449" calcext:value-type="float">
            <text:p>1.449</text:p>
          </table:table-cell>
          <table:table-cell office:value-type="float" office:value="1.523" calcext:value-type="float">
            <text:p>1.523</text:p>
          </table:table-cell>
          <table:table-cell/>
          <table:table-cell table:formula="of:=([.D32]+[.C32])/2" office:value-type="float" office:value="1.486" calcext:value-type="float">
            <text:p>1.486</text:p>
          </table:table-cell>
          <table:table-cell table:formula="of:=([.D32]-[.C32])/[.F32]" office:value-type="float" office:value="0.0497981157469718" calcext:value-type="float">
            <text:p>0.0497981157469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.518" calcext:value-type="float">
            <text:p>1.518</text:p>
          </table:table-cell>
          <table:table-cell office:value-type="float" office:value="1.516" calcext:value-type="float">
            <text:p>1.516</text:p>
          </table:table-cell>
          <table:table-cell/>
          <table:table-cell table:formula="of:=([.L32]+[.K32])/2" office:value-type="float" office:value="1.517" calcext:value-type="float">
            <text:p>1.517</text:p>
          </table:table-cell>
          <table:table-cell table:formula="of:=([.L32]-[.K32])/[.N32]" office:value-type="float" office:value="-0.001318391562294" calcext:value-type="float">
            <text:p>-0.001318391562294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Ftest 114h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.827" calcext:value-type="float">
            <text:p>1.827</text:p>
          </table:table-cell>
          <table:table-cell office:value-type="float" office:value="1.734" calcext:value-type="float">
            <text:p>1.734</text:p>
          </table:table-cell>
          <table:table-cell/>
          <table:table-cell table:formula="of:=([.L33]+[.K33])/2" office:value-type="float" office:value="1.7805" calcext:value-type="float">
            <text:p>1.7805</text:p>
          </table:table-cell>
          <table:table-cell table:formula="of:=([.L33]-[.K33])/[.N33]" office:value-type="float" office:value="-0.0522325189553496" calcext:value-type="float">
            <text:p>-0.0522325189553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2" table:formula="of:=COM.MICROSOFT.F.TEST([.G3:.G58];[.O3:.O58])" office:value-type="float" office:value="0.487998628190289" calcext:value-type="float">
            <text:p>0.48799862819028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.852" calcext:value-type="float">
            <text:p>1.852</text:p>
          </table:table-cell>
          <table:table-cell office:value-type="float" office:value="1.844" calcext:value-type="float">
            <text:p>1.844</text:p>
          </table:table-cell>
          <table:table-cell/>
          <table:table-cell table:formula="of:=([.L34]+[.K34])/2" office:value-type="float" office:value="1.848" calcext:value-type="float">
            <text:p>1.848</text:p>
          </table:table-cell>
          <table:table-cell table:formula="of:=([.L34]-[.K34])/[.N34]" office:value-type="float" office:value="-0.00432900432900433" calcext:value-type="float">
            <text:p>-0.00432900432900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AVERAGE([.C3:.D32])" office:value-type="float" office:value="2.2344" calcext:value-type="float">
            <text:p>2.2344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formula="of:=AVERAGE([.C3:.D32])" office:value-type="float" office:value="2.2344" calcext:value-type="float">
            <text:p>2.2344</text:p>
          </table:table-cell>
          <table:table-cell table:number-columns-repeated="7"/>
          <table:table-cell table:formula="of:=AVERAGE([.K3:.L34])" office:value-type="float" office:value="1.9785" calcext:value-type="float">
            <text:p>1.978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formula="of:=AVERAGE([.K3:.L34])" office:value-type="float" office:value="1.9785" calcext:value-type="float">
            <text:p>1.9785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pal wings +7h" table:style-name="ta3">
        <office:forms form:automatic-focus="false" form:apply-design-mode="false"/>
        <table:table-column table:style-name="co1" table:number-columns-repeated="2" table:default-cell-style-name="ce35"/>
        <table:table-column table:style-name="co2" table:default-cell-style-name="ce35"/>
        <table:table-column table:style-name="co3" table:default-cell-style-name="ce35"/>
        <table:table-column table:style-name="co9" table:default-cell-style-name="ce35"/>
        <table:table-column table:style-name="co1" table:default-cell-style-name="ce35"/>
        <table:table-column table:style-name="co1" table:default-cell-style-name="ce36"/>
        <table:table-column table:style-name="co10" table:default-cell-style-name="ce20"/>
        <table:table-column table:style-name="co1" table:number-columns-repeated="2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1" table:default-cell-style-name="ce38"/>
        <table:table-column table:style-name="co1" table:default-cell-style-name="ce39"/>
        <table:table-column table:style-name="co1" table:default-cell-style-name="ce20"/>
        <table:table-column table:style-name="co1" table:number-columns-repeated="1008" table:default-cell-style-name="Default"/>
        <table:table-row table:style-name="ro1">
          <table:table-cell table:style-name="ce34" office:value-type="string" calcext:value-type="string" table:number-columns-spanned="7" table:number-rows-spanned="1">
            <text:p>KO/+ P+7h</text:p>
          </table:table-cell>
          <table:covered-table-cell table:number-columns-repeated="6" table:style-name="ce79"/>
          <table:table-cell table:style-name="ce19"/>
          <table:table-cell table:style-name="ce37" office:value-type="string" calcext:value-type="string" table:number-columns-spanned="7" table:number-rows-spanned="1">
            <text:p>KO/KO P+7h</text:p>
          </table:table-cell>
          <table:covered-table-cell table:number-columns-repeated="6" table:style-name="ce83"/>
          <table:table-cell table:style-name="ce19"/>
          <table:table-cell table:style-name="ce26" table:number-columns-repeated="1008"/>
        </table:table-row>
        <table:table-row table:style-name="ro1"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/>
          <table:table-cell office:value-type="string" calcext:value-type="string">
            <text:p>pair nb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 left (10e6 um3)</text:p>
          </table:table-cell>
          <table:table-cell office:value-type="string" calcext:value-type="string">
            <text:p>V right (10e6 um3)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% diff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.508" calcext:value-type="float">
            <text:p>4.508</text:p>
          </table:table-cell>
          <table:table-cell office:value-type="float" office:value="4.124" calcext:value-type="float">
            <text:p>4.124</text:p>
          </table:table-cell>
          <table:table-cell office:value-type="string" calcext:value-type="string">
            <text:p>not same levels</text:p>
          </table:table-cell>
          <table:table-cell table:formula="of:=([.D3]+[.C3])/2" office:value-type="float" office:value="4.316" calcext:value-type="float">
            <text:p>4.3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teres touching wings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.572" calcext:value-type="float">
            <text:p>3.572</text:p>
          </table:table-cell>
          <table:table-cell office:value-type="float" office:value="3.639" calcext:value-type="float">
            <text:p>3.639</text:p>
          </table:table-cell>
          <table:table-cell/>
          <table:table-cell table:formula="of:=([.D4]+[.C4])/2" office:value-type="float" office:value="3.6055" calcext:value-type="float">
            <text:p>3.6055</text:p>
          </table:table-cell>
          <table:table-cell table:formula="of:=([.D4]-[.C4])/[.F4]" office:value-type="float" office:value="0.0185827208431563" calcext:value-type="float">
            <text:p>0.018582720843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.096" calcext:value-type="float">
            <text:p>7.096</text:p>
          </table:table-cell>
          <table:table-cell office:value-type="float" office:value="7.673" calcext:value-type="float">
            <text:p>7.673</text:p>
          </table:table-cell>
          <table:table-cell office:value-type="string" calcext:value-type="string">
            <text:p>L basis cut + R twisted</text:p>
          </table:table-cell>
          <table:table-cell table:formula="of:=([.L4]+[.K4])/2" office:value-type="float" office:value="7.3845" calcext:value-type="float">
            <text:p>7.384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043" calcext:value-type="float">
            <text:p>5.043</text:p>
          </table:table-cell>
          <table:table-cell office:value-type="float" office:value="4.509" calcext:value-type="float">
            <text:p>4.509</text:p>
          </table:table-cell>
          <table:table-cell office:value-type="string" calcext:value-type="string">
            <text:p>L cut</text:p>
          </table:table-cell>
          <table:table-cell table:formula="of:=([.D5]+[.C5])/2" office:value-type="float" office:value="4.776" calcext:value-type="float">
            <text:p>4.7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.56" calcext:value-type="float">
            <text:p>6.56</text:p>
          </table:table-cell>
          <table:table-cell office:value-type="float" office:value="6.666" calcext:value-type="float">
            <text:p>6.666</text:p>
          </table:table-cell>
          <table:table-cell/>
          <table:table-cell table:formula="of:=([.L5]+[.K5])/2" office:value-type="float" office:value="6.613" calcext:value-type="float">
            <text:p>6.613</text:p>
          </table:table-cell>
          <table:table-cell table:formula="of:=([.L5]-[.K5])/[.N5]" office:value-type="float" office:value="0.0160290337214577" calcext:value-type="float">
            <text:p>0.016029033721458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.25" calcext:value-type="float">
            <text:p>6.25</text:p>
          </table:table-cell>
          <table:table-cell office:value-type="float" office:value="5.802" calcext:value-type="float">
            <text:p>5.802</text:p>
          </table:table-cell>
          <table:table-cell office:value-type="string" calcext:value-type="string">
            <text:p>not same levels</text:p>
          </table:table-cell>
          <table:table-cell table:formula="of:=([.D6]+[.C6])/2" office:value-type="float" office:value="6.026" calcext:value-type="float">
            <text:p>6.0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 cut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458" calcext:value-type="float">
            <text:p>4.458</text:p>
          </table:table-cell>
          <table:table-cell office:value-type="float" office:value="4.42" calcext:value-type="float">
            <text:p>4.42</text:p>
          </table:table-cell>
          <table:table-cell/>
          <table:table-cell table:formula="of:=([.D7]+[.C7])/2" office:value-type="float" office:value="4.439" calcext:value-type="float">
            <text:p>4.439</text:p>
          </table:table-cell>
          <table:table-cell table:formula="of:=([.D7]-[.C7])/[.F7]" office:value-type="float" office:value="-0.00856048659608025" calcext:value-type="float">
            <text:p>-0.008560486596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.483" calcext:value-type="float">
            <text:p>5.483</text:p>
          </table:table-cell>
          <table:table-cell office:value-type="float" office:value="5.012" calcext:value-type="float">
            <text:p>5.012</text:p>
          </table:table-cell>
          <table:table-cell/>
          <table:table-cell table:formula="of:=([.L7]+[.K7])/2" office:value-type="float" office:value="5.2475" calcext:value-type="float">
            <text:p>5.2475</text:p>
          </table:table-cell>
          <table:table-cell table:formula="of:=([.L7]-[.K7])/[.N7]" office:value-type="float" office:value="-0.0897570271557885" calcext:value-type="float">
            <text:p>-0.089757027155789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.411" calcext:value-type="float">
            <text:p>5.411</text:p>
          </table:table-cell>
          <table:table-cell office:value-type="float" office:value="6.156" calcext:value-type="float">
            <text:p>6.156</text:p>
          </table:table-cell>
          <table:table-cell office:value-type="string" calcext:value-type="string">
            <text:p>not same levels + right broken</text:p>
          </table:table-cell>
          <table:table-cell table:formula="of:=([.D8]+[.C8])/2" office:value-type="float" office:value="5.7835" calcext:value-type="float">
            <text:p>5.78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707" calcext:value-type="float">
            <text:p>4.707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L cut</text:p>
          </table:table-cell>
          <table:table-cell table:formula="of:=([.L8]+[.K8])/2" office:value-type="float" office:value="5.0285" calcext:value-type="float">
            <text:p>5.028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.175" calcext:value-type="float">
            <text:p>4.175</text:p>
          </table:table-cell>
          <table:table-cell office:value-type="float" office:value="4.102" calcext:value-type="float">
            <text:p>4.102</text:p>
          </table:table-cell>
          <table:table-cell/>
          <table:table-cell table:formula="of:=([.D9]+[.C9])/2" office:value-type="float" office:value="4.1385" calcext:value-type="float">
            <text:p>4.1385</text:p>
          </table:table-cell>
          <table:table-cell table:formula="of:=([.D9]-[.C9])/[.F9]" office:value-type="float" office:value="-0.0176392412709918" calcext:value-type="float">
            <text:p>-0.0176392412709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.608" calcext:value-type="float">
            <text:p>5.608</text:p>
          </table:table-cell>
          <table:table-cell office:value-type="float" office:value="5.604" calcext:value-type="float">
            <text:p>5.604</text:p>
          </table:table-cell>
          <table:table-cell/>
          <table:table-cell table:formula="of:=([.L9]+[.K9])/2" office:value-type="float" office:value="5.606" calcext:value-type="float">
            <text:p>5.606</text:p>
          </table:table-cell>
          <table:table-cell table:formula="of:=([.L9]-[.K9])/[.N9]" office:value-type="float" office:value="-0.000713521227256432" calcext:value-type="float">
            <text:p>-0.000713521227256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.171" calcext:value-type="float">
            <text:p>7.171</text:p>
          </table:table-cell>
          <table:table-cell office:value-type="float" office:value="7.447" calcext:value-type="float">
            <text:p>7.447</text:p>
          </table:table-cell>
          <table:table-cell/>
          <table:table-cell table:formula="of:=([.D10]+[.C10])/2" office:value-type="float" office:value="7.309" calcext:value-type="float">
            <text:p>7.309</text:p>
          </table:table-cell>
          <table:table-cell table:formula="of:=([.D10]-[.C10])/[.F10]" office:value-type="float" office:value="0.0377616637022848" calcext:value-type="float">
            <text:p>0.0377616637022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.118" calcext:value-type="float">
            <text:p>6.118</text:p>
          </table:table-cell>
          <table:table-cell office:value-type="float" office:value="5.565" calcext:value-type="float">
            <text:p>5.565</text:p>
          </table:table-cell>
          <table:table-cell/>
          <table:table-cell table:formula="of:=([.L10]+[.K10])/2" office:value-type="float" office:value="5.8415" calcext:value-type="float">
            <text:p>5.8415</text:p>
          </table:table-cell>
          <table:table-cell table:formula="of:=([.L10]-[.K10])/[.N10]" office:value-type="float" office:value="-0.0946674655482325" calcext:value-type="float">
            <text:p>-0.094667465548233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.014" calcext:value-type="float">
            <text:p>5.014</text:p>
          </table:table-cell>
          <table:table-cell office:value-type="float" office:value="5.122" calcext:value-type="float">
            <text:p>5.122</text:p>
          </table:table-cell>
          <table:table-cell/>
          <table:table-cell table:formula="of:=([.D11]+[.C11])/2" office:value-type="float" office:value="5.068" calcext:value-type="float">
            <text:p>5.068</text:p>
          </table:table-cell>
          <table:table-cell table:formula="of:=([.D11]-[.C11])/[.F11]" office:value-type="float" office:value="0.0213101815311759" calcext:value-type="float">
            <text:p>0.021310181531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.492" calcext:value-type="float">
            <text:p>4.492</text:p>
          </table:table-cell>
          <table:table-cell office:value-type="float" office:value="4.321" calcext:value-type="float">
            <text:p>4.321</text:p>
          </table:table-cell>
          <table:table-cell/>
          <table:table-cell table:formula="of:=([.L11]+[.K11])/2" office:value-type="float" office:value="4.4065" calcext:value-type="float">
            <text:p>4.4065</text:p>
          </table:table-cell>
          <table:table-cell table:formula="of:=([.L11]-[.K11])/[.N11]" office:value-type="float" office:value="-0.0388063088619086" calcext:value-type="float">
            <text:p>-0.038806308861909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.473" calcext:value-type="float">
            <text:p>4.473</text:p>
          </table:table-cell>
          <table:table-cell office:value-type="float" office:value="4.401" calcext:value-type="float">
            <text:p>4.401</text:p>
          </table:table-cell>
          <table:table-cell/>
          <table:table-cell table:formula="of:=([.D12]+[.C12])/2" office:value-type="float" office:value="4.437" calcext:value-type="float">
            <text:p>4.437</text:p>
          </table:table-cell>
          <table:table-cell table:formula="of:=([.D12]-[.C12])/[.F12]" office:value-type="float" office:value="-0.0162271805273834" calcext:value-type="float">
            <text:p>-0.0162271805273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.369" calcext:value-type="float">
            <text:p>8.369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R folded</text:p>
          </table:table-cell>
          <table:table-cell table:formula="of:=([.L12]+[.K12])/2" office:value-type="float" office:value="7.9195" calcext:value-type="float">
            <text:p>7.919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.507" calcext:value-type="float">
            <text:p>4.507</text:p>
          </table:table-cell>
          <table:table-cell office:value-type="float" office:value="4.464" calcext:value-type="float">
            <text:p>4.464</text:p>
          </table:table-cell>
          <table:table-cell/>
          <table:table-cell table:formula="of:=([.D13]+[.C13])/2" office:value-type="float" office:value="4.4855" calcext:value-type="float">
            <text:p>4.4855</text:p>
          </table:table-cell>
          <table:table-cell table:formula="of:=([.D13]-[.C13])/[.F13]" office:value-type="float" office:value="-0.00958644521235074" calcext:value-type="float">
            <text:p>-0.0095864452123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.038" calcext:value-type="float">
            <text:p>6.038</text:p>
          </table:table-cell>
          <table:table-cell office:value-type="float" office:value="6.189" calcext:value-type="float">
            <text:p>6.189</text:p>
          </table:table-cell>
          <table:table-cell table:style-name="ce40"/>
          <table:table-cell table:formula="of:=([.L13]+[.K13])/2" office:value-type="float" office:value="6.1135" calcext:value-type="float">
            <text:p>6.1135</text:p>
          </table:table-cell>
          <table:table-cell table:formula="of:=([.L13]-[.K13])/[.N13]" office:value-type="float" office:value="0.0246994356751451" calcext:value-type="float">
            <text:p>0.02469943567514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.887" calcext:value-type="float">
            <text:p>4.887</text:p>
          </table:table-cell>
          <table:table-cell office:value-type="float" office:value="4.91" calcext:value-type="float">
            <text:p>4.91</text:p>
          </table:table-cell>
          <table:table-cell/>
          <table:table-cell table:formula="of:=([.D14]+[.C14])/2" office:value-type="float" office:value="4.8985" calcext:value-type="float">
            <text:p>4.8985</text:p>
          </table:table-cell>
          <table:table-cell table:formula="of:=([.D14]-[.C14])/[.F14]" office:value-type="float" office:value="0.00469531489231391" calcext:value-type="float">
            <text:p>0.0046953148923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.31" calcext:value-type="float">
            <text:p>5.31</text:p>
          </table:table-cell>
          <table:table-cell office:value-type="float" office:value="5.628" calcext:value-type="float">
            <text:p>5.628</text:p>
          </table:table-cell>
          <table:table-cell/>
          <table:table-cell table:formula="of:=([.L14]+[.K14])/2" office:value-type="float" office:value="5.469" calcext:value-type="float">
            <text:p>5.469</text:p>
          </table:table-cell>
          <table:table-cell table:formula="of:=([.L14]-[.K14])/[.N14]" office:value-type="float" office:value="0.0581459133296765" calcext:value-type="float">
            <text:p>0.05814591332967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.632" calcext:value-type="float">
            <text:p>5.632</text:p>
          </table:table-cell>
          <table:table-cell office:value-type="float" office:value="5.536" calcext:value-type="float">
            <text:p>5.536</text:p>
          </table:table-cell>
          <table:table-cell/>
          <table:table-cell table:formula="of:=([.D15]+[.C15])/2" office:value-type="float" office:value="5.584" calcext:value-type="float">
            <text:p>5.584</text:p>
          </table:table-cell>
          <table:table-cell table:formula="of:=([.D15]-[.C15])/[.F15]" office:value-type="float" office:value="-0.0171919770773639" calcext:value-type="float">
            <text:p>-0.017191977077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.825" calcext:value-type="float">
            <text:p>5.825</text:p>
          </table:table-cell>
          <table:table-cell office:value-type="float" office:value="6.222" calcext:value-type="float">
            <text:p>6.222</text:p>
          </table:table-cell>
          <table:table-cell/>
          <table:table-cell table:formula="of:=([.L15]+[.K15])/2" office:value-type="float" office:value="6.0235" calcext:value-type="float">
            <text:p>6.0235</text:p>
          </table:table-cell>
          <table:table-cell table:formula="of:=([.L15]-[.K15])/[.N15]" office:value-type="float" office:value="0.0659085249439695" calcext:value-type="float">
            <text:p>0.06590852494397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.078" calcext:value-type="float">
            <text:p>5.078</text:p>
          </table:table-cell>
          <table:table-cell office:value-type="float" office:value="4.981" calcext:value-type="float">
            <text:p>4.981</text:p>
          </table:table-cell>
          <table:table-cell/>
          <table:table-cell table:formula="of:=([.D16]+[.C16])/2" office:value-type="float" office:value="5.0295" calcext:value-type="float">
            <text:p>5.0295</text:p>
          </table:table-cell>
          <table:table-cell table:formula="of:=([.D16]-[.C16])/[.F16]" office:value-type="float" office:value="-0.0192862113530173" calcext:value-type="float">
            <text:p>-0.0192862113530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.369" calcext:value-type="float">
            <text:p>8.369</text:p>
          </table:table-cell>
          <table:table-cell office:value-type="float" office:value="8.205" calcext:value-type="float">
            <text:p>8.205</text:p>
          </table:table-cell>
          <table:table-cell/>
          <table:table-cell table:formula="of:=([.L16]+[.K16])/2" office:value-type="float" office:value="8.287" calcext:value-type="float">
            <text:p>8.287</text:p>
          </table:table-cell>
          <table:table-cell table:formula="of:=([.L16]-[.K16])/[.N16]" office:value-type="float" office:value="-0.0197900325811512" calcext:value-type="float">
            <text:p>-0.019790032581151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.213" calcext:value-type="float">
            <text:p>5.213</text:p>
          </table:table-cell>
          <table:table-cell office:value-type="float" office:value="5.191" calcext:value-type="float">
            <text:p>5.191</text:p>
          </table:table-cell>
          <table:table-cell/>
          <table:table-cell table:formula="of:=([.D17]+[.C17])/2" office:value-type="float" office:value="5.202" calcext:value-type="float">
            <text:p>5.202</text:p>
          </table:table-cell>
          <table:table-cell table:formula="of:=([.D17]-[.C17])/[.F17]" office:value-type="float" office:value="-0.00422914263744718" calcext:value-type="float">
            <text:p>-0.0042291426374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.24" calcext:value-type="float">
            <text:p>7.24</text:p>
          </table:table-cell>
          <table:table-cell office:value-type="float" office:value="6.822" calcext:value-type="float">
            <text:p>6.822</text:p>
          </table:table-cell>
          <table:table-cell/>
          <table:table-cell table:formula="of:=([.L17]+[.K17])/2" office:value-type="float" office:value="7.031" calcext:value-type="float">
            <text:p>7.031</text:p>
          </table:table-cell>
          <table:table-cell table:formula="of:=([.L17]-[.K17])/[.N17]" office:value-type="float" office:value="-0.0594510027023183" calcext:value-type="float">
            <text:p>-0.059451002702318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.521" calcext:value-type="float">
            <text:p>5.521</text:p>
          </table:table-cell>
          <table:table-cell office:value-type="float" office:value="5.523" calcext:value-type="float">
            <text:p>5.523</text:p>
          </table:table-cell>
          <table:table-cell/>
          <table:table-cell table:formula="of:=([.D18]+[.C18])/2" office:value-type="float" office:value="5.522" calcext:value-type="float">
            <text:p>5.522</text:p>
          </table:table-cell>
          <table:table-cell table:formula="of:=([.D18]-[.C18])/[.F18]" office:value-type="float" office:value="0.000362187613183589" calcext:value-type="float">
            <text:p>0.0003621876131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.838" calcext:value-type="float">
            <text:p>6.838</text:p>
          </table:table-cell>
          <table:table-cell office:value-type="float" office:value="6.433" calcext:value-type="float">
            <text:p>6.433</text:p>
          </table:table-cell>
          <table:table-cell office:value-type="string" calcext:value-type="string">
            <text:p>thr ok but R cut</text:p>
          </table:table-cell>
          <table:table-cell table:formula="of:=([.L18]+[.K18])/2" office:value-type="float" office:value="6.6355" calcext:value-type="float">
            <text:p>6.635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.6" calcext:value-type="float">
            <text:p>6.6</text:p>
          </table:table-cell>
          <table:table-cell office:value-type="float" office:value="6.505" calcext:value-type="float">
            <text:p>6.505</text:p>
          </table:table-cell>
          <table:table-cell/>
          <table:table-cell table:formula="of:=([.D19]+[.C19])/2" office:value-type="float" office:value="6.5525" calcext:value-type="float">
            <text:p>6.5525</text:p>
          </table:table-cell>
          <table:table-cell table:formula="of:=([.D19]-[.C19])/[.F19]" office:value-type="float" office:value="-0.0144982830980541" calcext:value-type="float">
            <text:p>-0.0144982830980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.953" calcext:value-type="float">
            <text:p>6.95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R pb fluo signal</text:p>
          </table:table-cell>
          <table:table-cell table:formula="of:=([.L19]+[.K19])/2" office:value-type="float" office:value="6.8115" calcext:value-type="float">
            <text:p>6.8115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.49" calcext:value-type="float">
            <text:p>4.49</text:p>
          </table:table-cell>
          <table:table-cell office:value-type="float" office:value="4.647" calcext:value-type="float">
            <text:p>4.647</text:p>
          </table:table-cell>
          <table:table-cell/>
          <table:table-cell table:formula="of:=([.D20]+[.C20])/2" office:value-type="float" office:value="4.5685" calcext:value-type="float">
            <text:p>4.5685</text:p>
          </table:table-cell>
          <table:table-cell table:formula="of:=([.D20]-[.C20])/[.F20]" office:value-type="float" office:value="0.0343657655685674" calcext:value-type="float">
            <text:p>0.0343657655685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.882" calcext:value-type="float">
            <text:p>5.882</text:p>
          </table:table-cell>
          <table:table-cell office:value-type="float" office:value="5.706" calcext:value-type="float">
            <text:p>5.706</text:p>
          </table:table-cell>
          <table:table-cell/>
          <table:table-cell table:formula="of:=([.L20]+[.K20])/2" office:value-type="float" office:value="5.794" calcext:value-type="float">
            <text:p>5.794</text:p>
          </table:table-cell>
          <table:table-cell table:formula="of:=([.L20]-[.K20])/[.N20]" office:value-type="float" office:value="-0.0303762512944426" calcext:value-type="float">
            <text:p>-0.030376251294443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.954" calcext:value-type="float">
            <text:p>4.954</text:p>
          </table:table-cell>
          <table:table-cell office:value-type="float" office:value="5.344" calcext:value-type="float">
            <text:p>5.344</text:p>
          </table:table-cell>
          <table:table-cell/>
          <table:table-cell table:formula="of:=([.D21]+[.C21])/2" office:value-type="float" office:value="5.149" calcext:value-type="float">
            <text:p>5.149</text:p>
          </table:table-cell>
          <table:table-cell table:formula="of:=([.D21]-[.C21])/[.F21]" office:value-type="float" office:value="0.0757428626917849" calcext:value-type="float">
            <text:p>0.0757428626917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.452" calcext:value-type="float">
            <text:p>6.452</text:p>
          </table:table-cell>
          <table:table-cell office:value-type="float" office:value="6.241" calcext:value-type="float">
            <text:p>6.241</text:p>
          </table:table-cell>
          <table:table-cell/>
          <table:table-cell table:formula="of:=([.L21]+[.K21])/2" office:value-type="float" office:value="6.3465" calcext:value-type="float">
            <text:p>6.3465</text:p>
          </table:table-cell>
          <table:table-cell table:formula="of:=([.L21]-[.K21])/[.N21]" office:value-type="float" office:value="-0.0332466713936816" calcext:value-type="float">
            <text:p>-0.033246671393682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.102" calcext:value-type="float">
            <text:p>4.102</text:p>
          </table:table-cell>
          <table:table-cell office:value-type="float" office:value="4.007" calcext:value-type="float">
            <text:p>4.007</text:p>
          </table:table-cell>
          <table:table-cell/>
          <table:table-cell table:formula="of:=([.D22]+[.C22])/2" office:value-type="float" office:value="4.0545" calcext:value-type="float">
            <text:p>4.0545</text:p>
          </table:table-cell>
          <table:table-cell table:formula="of:=([.D22]-[.C22])/[.F22]" office:value-type="float" office:value="-0.023430755950179" calcext:value-type="float">
            <text:p>-0.0234307559501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.755" calcext:value-type="float">
            <text:p>4.755</text:p>
          </table:table-cell>
          <table:table-cell office:value-type="float" office:value="4.747" calcext:value-type="float">
            <text:p>4.747</text:p>
          </table:table-cell>
          <table:table-cell/>
          <table:table-cell table:formula="of:=([.L22]+[.K22])/2" office:value-type="float" office:value="4.751" calcext:value-type="float">
            <text:p>4.751</text:p>
          </table:table-cell>
          <table:table-cell table:formula="of:=([.L22]-[.K22])/[.N22]" office:value-type="float" office:value="-0.00168385603030941" calcext:value-type="float">
            <text:p>-0.001683856030309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.332" calcext:value-type="float">
            <text:p>5.332</text:p>
          </table:table-cell>
          <table:table-cell office:value-type="float" office:value="5.386" calcext:value-type="float">
            <text:p>5.386</text:p>
          </table:table-cell>
          <table:table-cell/>
          <table:table-cell table:formula="of:=([.D23]+[.C23])/2" office:value-type="float" office:value="5.359" calcext:value-type="float">
            <text:p>5.359</text:p>
          </table:table-cell>
          <table:table-cell table:formula="of:=([.D23]-[.C23])/[.F23]" office:value-type="float" office:value="0.0100765068109722" calcext:value-type="float">
            <text:p>0.010076506810972</text:p>
          </table:table-cell>
          <table:table-cell office:value-type="string" calcext:value-type="string">
            <text:p>FA index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b scan R (missing fluo signal)</text:p>
          </table:table-cell>
          <table:table-cell table:number-columns-repeated="2"/>
          <table:table-cell office:value-type="string" calcext:value-type="string">
            <text:p>FA index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.37" calcext:value-type="float">
            <text:p>5.37</text:p>
          </table:table-cell>
          <table:table-cell office:value-type="float" office:value="5.401" calcext:value-type="float">
            <text:p>5.401</text:p>
          </table:table-cell>
          <table:table-cell/>
          <table:table-cell table:formula="of:=([.D24]+[.C24])/2" office:value-type="float" office:value="5.3855" calcext:value-type="float">
            <text:p>5.3855</text:p>
          </table:table-cell>
          <table:table-cell table:formula="of:=([.D24]-[.C24])/[.F24]" office:value-type="float" office:value="0.00575619719617486" calcext:value-type="float">
            <text:p>0.005756197196175</text:p>
          </table:table-cell>
          <table:table-cell table:formula="of:=VAR([.G3:.G47])" office:value-type="float" office:value="0.000538118921543089" calcext:value-type="float">
            <text:p>0.00053811892154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.959" calcext:value-type="float">
            <text:p>6.959</text:p>
          </table:table-cell>
          <table:table-cell office:value-type="float" office:value="6.591" calcext:value-type="float">
            <text:p>6.591</text:p>
          </table:table-cell>
          <table:table-cell office:value-type="string" calcext:value-type="string">
            <text:p>R cut</text:p>
          </table:table-cell>
          <table:table-cell table:formula="of:=([.L24]+[.K24])/2" office:value-type="float" office:value="6.775" calcext:value-type="float">
            <text:p>6.775</text:p>
          </table:table-cell>
          <table:table-cell/>
          <table:table-cell table:formula="of:=VAR([.O3:.O44])" office:value-type="float" office:value="0.00240514540629542" calcext:value-type="float">
            <text:p>0.0024051454062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6.88" calcext:value-type="float">
            <text:p>6.88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([.D25]+[.C25])/2" office:value-type="float" office:value="6.935" calcext:value-type="float">
            <text:p>6.935</text:p>
          </table:table-cell>
          <table:table-cell table:formula="of:=([.D25]-[.C25])/[.F25]" office:value-type="float" office:value="0.0158615717375631" calcext:value-type="float">
            <text:p>0.015861571737563</text:p>
          </table:table-cell>
          <table:table-cell table:formula="of:=10000*[.H24]" office:value-type="float" office:value="5.38118921543089" calcext:value-type="float">
            <text:p>5.3811892154308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.996" calcext:value-type="float">
            <text:p>5.996</text:p>
          </table:table-cell>
          <table:table-cell office:value-type="float" office:value="5.837" calcext:value-type="float">
            <text:p>5.837</text:p>
          </table:table-cell>
          <table:table-cell/>
          <table:table-cell table:formula="of:=([.L25]+[.K25])/2" office:value-type="float" office:value="5.9165" calcext:value-type="float">
            <text:p>5.9165</text:p>
          </table:table-cell>
          <table:table-cell table:formula="of:=([.L25]-[.K25])/[.N25]" office:value-type="float" office:value="-0.0268739964506044" calcext:value-type="float">
            <text:p>-0.026873996450604</text:p>
          </table:table-cell>
          <table:table-cell table:formula="of:=10000*[.P24]" office:value-type="float" office:value="24.0514540629542" calcext:value-type="float">
            <text:p>24.051454062954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.048" calcext:value-type="float">
            <text:p>7.048</text:p>
          </table:table-cell>
          <table:table-cell office:value-type="float" office:value="7.107" calcext:value-type="float">
            <text:p>7.107</text:p>
          </table:table-cell>
          <table:table-cell/>
          <table:table-cell table:formula="of:=([.D26]+[.C26])/2" office:value-type="float" office:value="7.0775" calcext:value-type="float">
            <text:p>7.0775</text:p>
          </table:table-cell>
          <table:table-cell table:formula="of:=([.D26]-[.C26])/[.F26]" office:value-type="float" office:value="0.00833627693394562" calcext:value-type="float">
            <text:p>0.008336276933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.4" calcext:value-type="float">
            <text:p>6.4</text:p>
          </table:table-cell>
          <table:table-cell office:value-type="float" office:value="6.684" calcext:value-type="float">
            <text:p>6.684</text:p>
          </table:table-cell>
          <table:table-cell/>
          <table:table-cell table:formula="of:=([.L26]+[.K26])/2" office:value-type="float" office:value="6.542" calcext:value-type="float">
            <text:p>6.542</text:p>
          </table:table-cell>
          <table:table-cell table:formula="of:=([.L26]-[.K26])/[.N26]" office:value-type="float" office:value="0.0434118006725772" calcext:value-type="float">
            <text:p>0.043411800672577</text:p>
          </table:table-cell>
          <table:table-cell table:formula="of:=[.P25]/[.H25]" office:value-type="float" office:value="4.46954253048474" calcext:value-type="float">
            <text:p>4.4695425304847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.923" calcext:value-type="float">
            <text:p>7.923</text:p>
          </table:table-cell>
          <table:table-cell office:value-type="float" office:value="7.952" calcext:value-type="float">
            <text:p>7.952</text:p>
          </table:table-cell>
          <table:table-cell/>
          <table:table-cell table:formula="of:=([.D27]+[.C27])/2" office:value-type="float" office:value="7.9375" calcext:value-type="float">
            <text:p>7.9375</text:p>
          </table:table-cell>
          <table:table-cell table:formula="of:=([.D27]-[.C27])/[.F27]" office:value-type="float" office:value="0.0036535433070866" calcext:value-type="float">
            <text:p>0.003653543307087</text:p>
          </table:table-cell>
          <table:table-cell table:formula="of:=COM.MICROSOFT.F.TEST([.G3:.G61];[$'114h AED'.G3:.G52])" office:value-type="float" office:value="0.0000267659302038064" calcext:value-type="float">
            <text:p>2.67659302038064E-0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.082" calcext:value-type="float">
            <text:p>5.082</text:p>
          </table:table-cell>
          <table:table-cell office:value-type="float" office:value="5.092" calcext:value-type="float">
            <text:p>5.092</text:p>
          </table:table-cell>
          <table:table-cell/>
          <table:table-cell table:formula="of:=([.L27]+[.K27])/2" office:value-type="float" office:value="5.087" calcext:value-type="float">
            <text:p>5.087</text:p>
          </table:table-cell>
          <table:table-cell table:formula="of:=([.L27]-[.K27])/[.N27]" office:value-type="float" office:value="0.00196579516414385" calcext:value-type="float">
            <text:p>0.001965795164144</text:p>
          </table:table-cell>
          <table:table-cell table:formula="of:=COM.MICROSOFT.F.TEST([.O3:.O52];[$'114h AED'.O3:.O51])" office:value-type="float" office:value="0.552594173567006" calcext:value-type="float">
            <text:p>0.552594173567006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.779" calcext:value-type="float">
            <text:p>7.779</text:p>
          </table:table-cell>
          <table:table-cell office:value-type="float" office:value="7.598" calcext:value-type="float">
            <text:p>7.598</text:p>
          </table:table-cell>
          <table:table-cell office:value-type="string" calcext:value-type="string">
            <text:p>pb fluo edges</text:p>
          </table:table-cell>
          <table:table-cell table:formula="of:=([.D28]+[.C28])/2" office:value-type="float" office:value="7.6885" calcext:value-type="float">
            <text:p>7.688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pb signal (background +++)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.598" calcext:value-type="float">
            <text:p>7.598</text:p>
          </table:table-cell>
          <table:table-cell office:value-type="float" office:value="7.427" calcext:value-type="float">
            <text:p>7.427</text:p>
          </table:table-cell>
          <table:table-cell/>
          <table:table-cell table:formula="of:=([.D29]+[.C29])/2" office:value-type="float" office:value="7.5125" calcext:value-type="float">
            <text:p>7.5125</text:p>
          </table:table-cell>
          <table:table-cell table:formula="of:=([.D29]-[.C29])/[.F29]" office:value-type="float" office:value="-0.0227620632279534" calcext:value-type="float">
            <text:p>-0.022762063227954</text:p>
          </table:table-cell>
          <table:table-cell table:formula="of:=COUNT([.G3:.G47])" office:value-type="float" office:value="37" calcext:value-type="float">
            <text:p>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.496" calcext:value-type="float">
            <text:p>6.496</text:p>
          </table:table-cell>
          <table:table-cell office:value-type="float" office:value="6.403" calcext:value-type="float">
            <text:p>6.403</text:p>
          </table:table-cell>
          <table:table-cell/>
          <table:table-cell table:formula="of:=([.L29]+[.K29])/2" office:value-type="float" office:value="6.4495" calcext:value-type="float">
            <text:p>6.4495</text:p>
          </table:table-cell>
          <table:table-cell table:formula="of:=([.L29]-[.K29])/[.N29]" office:value-type="float" office:value="-0.0144197224591054" calcext:value-type="float">
            <text:p>-0.014419722459105</text:p>
          </table:table-cell>
          <table:table-cell table:formula="of:=COUNT([.O3:.O54]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.379" calcext:value-type="float">
            <text:p>7.379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([.D30]+[.C30])/2" office:value-type="float" office:value="7.4145" calcext:value-type="float">
            <text:p>7.4145</text:p>
          </table:table-cell>
          <table:table-cell table:formula="of:=([.D30]-[.C30])/[.F30]" office:value-type="float" office:value="0.00957583114168192" calcext:value-type="float">
            <text:p>0.009575831141682</text:p>
          </table:table-cell>
          <table:table-cell office:value-type="string" calcext:value-type="string">
            <text:p>moyenne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.706" calcext:value-type="float">
            <text:p>4.706</text:p>
          </table:table-cell>
          <table:table-cell office:value-type="float" office:value="5.008" calcext:value-type="float">
            <text:p>5.008</text:p>
          </table:table-cell>
          <table:table-cell/>
          <table:table-cell table:formula="of:=([.L30]+[.K30])/2" office:value-type="float" office:value="4.857" calcext:value-type="float">
            <text:p>4.857</text:p>
          </table:table-cell>
          <table:table-cell table:formula="of:=([.L30]-[.K30])/[.N30]" office:value-type="float" office:value="0.062178299361746" calcext:value-type="float">
            <text:p>0.062178299361746</text:p>
          </table:table-cell>
          <table:table-cell office:value-type="string" calcext:value-type="string">
            <text:p>moyenn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.056" calcext:value-type="float">
            <text:p>6.056</text:p>
          </table:table-cell>
          <table:table-cell office:value-type="float" office:value="6.042" calcext:value-type="float">
            <text:p>6.042</text:p>
          </table:table-cell>
          <table:table-cell/>
          <table:table-cell table:formula="of:=([.D31]+[.C31])/2" office:value-type="float" office:value="6.049" calcext:value-type="float">
            <text:p>6.049</text:p>
          </table:table-cell>
          <table:table-cell table:formula="of:=([.D31]-[.C31])/[.F31]" office:value-type="float" office:value="-0.00231443213754343" calcext:value-type="float">
            <text:p>-0.002314432137543</text:p>
          </table:table-cell>
          <table:table-cell table:formula="of:=AVERAGE([.G3:.G58])" office:value-type="float" office:value="0.00480390190021971" calcext:value-type="float">
            <text:p>0.004803901900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.41" calcext:value-type="float">
            <text:p>5.41</text:p>
          </table:table-cell>
          <table:table-cell office:value-type="float" office:value="5.61" calcext:value-type="float">
            <text:p>5.61</text:p>
          </table:table-cell>
          <table:table-cell/>
          <table:table-cell table:formula="of:=([.L31]+[.K31])/2" office:value-type="float" office:value="5.51" calcext:value-type="float">
            <text:p>5.51</text:p>
          </table:table-cell>
          <table:table-cell table:formula="of:=([.L31]-[.K31])/[.N31]" office:value-type="float" office:value="0.0362976406533576" calcext:value-type="float">
            <text:p>0.036297640653358</text:p>
          </table:table-cell>
          <table:table-cell table:formula="of:=AVERAGE([.O3:.O58])" office:value-type="float" office:value="-0.00720155723440436" calcext:value-type="float">
            <text:p>-0.007201557234404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.255" calcext:value-type="float">
            <text:p>7.255</text:p>
          </table:table-cell>
          <table:table-cell office:value-type="float" office:value="7.251" calcext:value-type="float">
            <text:p>7.251</text:p>
          </table:table-cell>
          <table:table-cell/>
          <table:table-cell table:formula="of:=([.D32]+[.C32])/2" office:value-type="float" office:value="7.253" calcext:value-type="float">
            <text:p>7.253</text:p>
          </table:table-cell>
          <table:table-cell table:formula="of:=([.D32]-[.C32])/[.F32]" office:value-type="float" office:value="-0.000551495932717435" calcext:value-type="float">
            <text:p>-0.0005514959327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.491" calcext:value-type="float">
            <text:p>6.491</text:p>
          </table:table-cell>
          <table:table-cell office:value-type="float" office:value="6.496" calcext:value-type="float">
            <text:p>6.496</text:p>
          </table:table-cell>
          <table:table-cell/>
          <table:table-cell table:formula="of:=([.L32]+[.K32])/2" office:value-type="float" office:value="6.4935" calcext:value-type="float">
            <text:p>6.4935</text:p>
          </table:table-cell>
          <table:table-cell table:formula="of:=([.L32]-[.K32])/[.N32]" office:value-type="float" office:value="0.00077000077000089" calcext:value-type="float">
            <text:p>0.00077000077000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7.465" calcext:value-type="float">
            <text:p>7.465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pb fluo!</text:p>
          </table:table-cell>
          <table:table-cell table:formula="of:=([.D33]+[.C33])/2" office:value-type="float" office:value="7.1615" calcext:value-type="float">
            <text:p>7.161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.628" calcext:value-type="float">
            <text:p>7.628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([.L33]+[.K33])/2" office:value-type="float" office:value="7.309" calcext:value-type="float">
            <text:p>7.309</text:p>
          </table:table-cell>
          <table:table-cell table:formula="of:=([.L33]-[.K33])/[.N33]" office:value-type="float" office:value="-0.0872896429060063" calcext:value-type="float">
            <text:p>-0.087289642906006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6.32" calcext:value-type="float">
            <text:p>6.32</text:p>
          </table:table-cell>
          <table:table-cell office:value-type="float" office:value="6.369" calcext:value-type="float">
            <text:p>6.369</text:p>
          </table:table-cell>
          <table:table-cell/>
          <table:table-cell table:formula="of:=([.D34]+[.C34])/2" office:value-type="float" office:value="6.3445" calcext:value-type="float">
            <text:p>6.3445</text:p>
          </table:table-cell>
          <table:table-cell table:formula="of:=([.D34]-[.C34])/[.F34]" office:value-type="float" office:value="0.00772322484041288" calcext:value-type="float">
            <text:p>0.007723224840413</text:p>
          </table:table-cell>
          <table:table-cell table:style-name="ce21" office:value-type="string" calcext:value-type="string">
            <text:p>Ftest pupa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.741" calcext:value-type="float">
            <text:p>5.741</text:p>
          </table:table-cell>
          <table:table-cell office:value-type="float" office:value="5.498" calcext:value-type="float">
            <text:p>5.498</text:p>
          </table:table-cell>
          <table:table-cell/>
          <table:table-cell table:formula="of:=([.L34]+[.K34])/2" office:value-type="float" office:value="5.6195" calcext:value-type="float">
            <text:p>5.6195</text:p>
          </table:table-cell>
          <table:table-cell table:formula="of:=([.L34]-[.K34])/[.N34]" office:value-type="float" office:value="-0.0432422813417563" calcext:value-type="float">
            <text:p>-0.043242281341756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.36" calcext:value-type="float">
            <text:p>5.36</text:p>
          </table:table-cell>
          <table:table-cell office:value-type="float" office:value="5.586" calcext:value-type="float">
            <text:p>5.586</text:p>
          </table:table-cell>
          <table:table-cell/>
          <table:table-cell table:formula="of:=([.D35]+[.C35])/2" office:value-type="float" office:value="5.473" calcext:value-type="float">
            <text:p>5.473</text:p>
          </table:table-cell>
          <table:table-cell table:formula="of:=([.D35]-[.C35])/[.F35]" office:value-type="float" office:value="0.0412936232413667" calcext:value-type="float">
            <text:p>0.041293623241367</text:p>
          </table:table-cell>
          <table:table-cell table:style-name="ce22" table:formula="of:=COM.MICROSOFT.F.TEST([.G3:.G65];[.O3:.O64])" office:value-type="float" office:value="0.0000501871373021535" calcext:value-type="float">
            <text:p>5.01871373021535E-0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.603" calcext:value-type="float">
            <text:p>4.603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([.L35]+[.K35])/2" office:value-type="float" office:value="4.5965" calcext:value-type="float">
            <text:p>4.5965</text:p>
          </table:table-cell>
          <table:table-cell table:formula="of:=([.L35]-[.K35])/[.N35]" office:value-type="float" office:value="-0.0028282388774067" calcext:value-type="float">
            <text:p>-0.002828238877407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.195" calcext:value-type="float">
            <text:p>7.195</text:p>
          </table:table-cell>
          <table:table-cell office:value-type="float" office:value="6.977" calcext:value-type="float">
            <text:p>6.977</text:p>
          </table:table-cell>
          <table:table-cell/>
          <table:table-cell table:formula="of:=([.D36]+[.C36])/2" office:value-type="float" office:value="7.086" calcext:value-type="float">
            <text:p>7.086</text:p>
          </table:table-cell>
          <table:table-cell table:formula="of:=([.D36]-[.C36])/[.F36]" office:value-type="float" office:value="-0.03076488851256" calcext:value-type="float">
            <text:p>-0.030764888512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.691" calcext:value-type="float">
            <text:p>5.691</text:p>
          </table:table-cell>
          <table:table-cell office:value-type="float" office:value="6.207" calcext:value-type="float">
            <text:p>6.207</text:p>
          </table:table-cell>
          <table:table-cell/>
          <table:table-cell table:formula="of:=([.L36]+[.K36])/2" office:value-type="float" office:value="5.949" calcext:value-type="float">
            <text:p>5.949</text:p>
          </table:table-cell>
          <table:table-cell table:formula="of:=([.L36]-[.K36])/[.N36]" office:value-type="float" office:value="0.086737266767524" calcext:value-type="float">
            <text:p>0.086737266767524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.046" calcext:value-type="float">
            <text:p>7.046</text:p>
          </table:table-cell>
          <table:table-cell office:value-type="float" office:value="7.147" calcext:value-type="float">
            <text:p>7.147</text:p>
          </table:table-cell>
          <table:table-cell/>
          <table:table-cell table:formula="of:=([.D37]+[.C37])/2" office:value-type="float" office:value="7.0965" calcext:value-type="float">
            <text:p>7.0965</text:p>
          </table:table-cell>
          <table:table-cell table:formula="of:=([.D37]-[.C37])/[.F37]" office:value-type="float" office:value="0.0142323680687663" calcext:value-type="float">
            <text:p>0.014232368068766</text:p>
          </table:table-cell>
          <table:table-cell table:formula="of:=AVERAGE([.C3:.D45])" office:value-type="float" office:value="5.92961627906977" calcext:value-type="float">
            <text:p>5.9296162790697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.804" calcext:value-type="float">
            <text:p>5.804</text:p>
          </table:table-cell>
          <table:table-cell office:value-type="float" office:value="5.488" calcext:value-type="float">
            <text:p>5.488</text:p>
          </table:table-cell>
          <table:table-cell/>
          <table:table-cell table:formula="of:=([.L37]+[.K37])/2" office:value-type="float" office:value="5.646" calcext:value-type="float">
            <text:p>5.646</text:p>
          </table:table-cell>
          <table:table-cell table:formula="of:=([.L37]-[.K37])/[.N37]" office:value-type="float" office:value="-0.0559688274884876" calcext:value-type="float">
            <text:p>-0.055968827488488</text:p>
          </table:table-cell>
          <table:table-cell table:formula="of:=AVERAGE([.K3:.L45])" office:value-type="float" office:value="6.10334375" calcext:value-type="float">
            <text:p>6.10334375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6.323" calcext:value-type="float">
            <text:p>6.323</text:p>
          </table:table-cell>
          <table:table-cell office:value-type="float" office:value="6.177" calcext:value-type="float">
            <text:p>6.177</text:p>
          </table:table-cell>
          <table:table-cell/>
          <table:table-cell table:formula="of:=([.D38]+[.C38])/2" office:value-type="float" office:value="6.25" calcext:value-type="float">
            <text:p>6.25</text:p>
          </table:table-cell>
          <table:table-cell table:formula="of:=([.D38]-[.C38])/[.F38]" office:value-type="float" office:value="-0.0233600000000001" calcext:value-type="float">
            <text:p>-0.023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.19" calcext:value-type="float">
            <text:p>7.19</text:p>
          </table:table-cell>
          <table:table-cell office:value-type="float" office:value="7.304" calcext:value-type="float">
            <text:p>7.304</text:p>
          </table:table-cell>
          <table:table-cell/>
          <table:table-cell table:formula="of:=([.L38]+[.K38])/2" office:value-type="float" office:value="7.247" calcext:value-type="float">
            <text:p>7.247</text:p>
          </table:table-cell>
          <table:table-cell table:formula="of:=([.L38]-[.K38])/[.N38]" office:value-type="float" office:value="0.0157306471643439" calcext:value-type="float">
            <text:p>0.015730647164344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.435" calcext:value-type="float">
            <text:p>6.435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([.D39]+[.C39])/2" office:value-type="float" office:value="6.4575" calcext:value-type="float">
            <text:p>6.4575</text:p>
          </table:table-cell>
          <table:table-cell table:formula="of:=([.D39]-[.C39])/[.F39]" office:value-type="float" office:value="0.00696864111498271" calcext:value-type="float">
            <text:p>0.00696864111498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.462" calcext:value-type="float">
            <text:p>7.462</text:p>
          </table:table-cell>
          <table:table-cell office:value-type="float" office:value="7.546" calcext:value-type="float">
            <text:p>7.546</text:p>
          </table:table-cell>
          <table:table-cell/>
          <table:table-cell table:formula="of:=([.D40]+[.C40])/2" office:value-type="float" office:value="7.504" calcext:value-type="float">
            <text:p>7.504</text:p>
          </table:table-cell>
          <table:table-cell table:formula="of:=([.D40]-[.C40])/[.F40]" office:value-type="float" office:value="0.0111940298507463" calcext:value-type="float">
            <text:p>0.011194029850746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7.097" calcext:value-type="float">
            <text:p>7.097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([.D41]+[.C41])/2" office:value-type="float" office:value="7.0985" calcext:value-type="float">
            <text:p>7.0985</text:p>
          </table:table-cell>
          <table:table-cell table:formula="of:=([.D41]-[.C41])/[.F41]" office:value-type="float" office:value="0.000422624498133299" calcext:value-type="float">
            <text:p>0.00042262449813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.145" calcext:value-type="float">
            <text:p>7.145</text:p>
          </table:table-cell>
          <table:table-cell office:value-type="float" office:value="6.926" calcext:value-type="float">
            <text:p>6.926</text:p>
          </table:table-cell>
          <table:table-cell/>
          <table:table-cell table:formula="of:=([.D42]+[.C42])/2" office:value-type="float" office:value="7.0355" calcext:value-type="float">
            <text:p>7.0355</text:p>
          </table:table-cell>
          <table:table-cell table:formula="of:=([.D42]-[.C42])/[.F42]" office:value-type="float" office:value="-0.0311278516096936" calcext:value-type="float">
            <text:p>-0.03112785160969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.205" calcext:value-type="float">
            <text:p>5.205</text:p>
          </table:table-cell>
          <table:table-cell office:value-type="float" office:value="5.453" calcext:value-type="float">
            <text:p>5.453</text:p>
          </table:table-cell>
          <table:table-cell/>
          <table:table-cell table:formula="of:=([.D43]+[.C43])/2" office:value-type="float" office:value="5.329" calcext:value-type="float">
            <text:p>5.329</text:p>
          </table:table-cell>
          <table:table-cell table:formula="of:=([.D43]-[.C43])/[.F43]" office:value-type="float" office:value="0.0465378119722275" calcext:value-type="float">
            <text:p>0.046537811972228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float" office:value="6.865" calcext:value-type="float">
            <text:p>6.865</text:p>
          </table:table-cell>
          <table:table-cell office:value-type="float" office:value="6.999" calcext:value-type="float">
            <text:p>6.999</text:p>
          </table:table-cell>
          <table:table-cell/>
          <table:table-cell table:formula="of:=([.D44]+[.C44])/2" office:value-type="float" office:value="6.932" calcext:value-type="float">
            <text:p>6.932</text:p>
          </table:table-cell>
          <table:table-cell table:formula="of:=([.D44]-[.C44])/[.F44]" office:value-type="float" office:value="0.0193306405077899" calcext:value-type="float">
            <text:p>0.01933064050779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.577" calcext:value-type="float">
            <text:p>5.577</text:p>
          </table:table-cell>
          <table:table-cell office:value-type="float" office:value="5.721" calcext:value-type="float">
            <text:p>5.721</text:p>
          </table:table-cell>
          <table:table-cell/>
          <table:table-cell table:formula="of:=([.D45]+[.C45])/2" office:value-type="float" office:value="5.649" calcext:value-type="float">
            <text:p>5.649</text:p>
          </table:table-cell>
          <table:table-cell table:formula="of:=([.D45]-[.C45])/[.F45]" office:value-type="float" office:value="0.0254912373871482" calcext:value-type="float">
            <text:p>0.02549123738714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AVERAGE([.C3:.D45])" office:value-type="float" office:value="5.92961627906977" calcext:value-type="float">
            <text:p>5.92961627906977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02:35.79262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96h_20_AED" style:display-name="PageStyle_96h A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h_20_AED" style:display-name="PageStyle_114h A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pal_20_wings_20__2b_7h" style:display-name="PageStyle_pupal wings +7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Boulan</meta:initial-creator>
    <meta:print-date>2020-09-16T09:18:09</meta:print-date>
    <meta:creation-date>2020-08-05T12:18:24</meta:creation-date>
    <dc:date>2020-12-15T20:54:04.396580205</dc:date>
    <meta:generator>LibreOffice/6.2.0.3$MacOSX_X86_64 LibreOffice_project/98c6a8a1c6c7b144ce3cc729e34964b47ce25d62</meta:generator>
    <meta:editing-duration>P4DT4H45M37S</meta:editing-duration>
    <meta:editing-cycles>5</meta:editing-cycles>
    <meta:document-statistic meta:table-count="3" meta:cell-count="138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2pt" fo:font-style="italic" style:font-size-asian="12pt" style:font-style-asian="italic" style:font-family-complex="Arial" style:font-family-generic-complex="swiss" style:font-size-complex="12pt" style:font-style-complex="italic"/>
    </style:style>
    <style:style style:name="ch3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5" style:family="chart" style:data-style-name="N0">
      <style:chart-properties chart:display-label="true" chart:logarithmic="false" chart:maximum="50" chart:interval-major="10" chart:interval-minor-divisor="5" chart:gap-width="90" chart:overlap="-2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7" style:family="chart" style:data-style-name="N0">
      <style:chart-properties chart:link-data-style-to-source="fals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000000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chart-properties chart:solid-type="cuboid"/>
      <style:graphic-properties fo:wrap-option="wrap"/>
      <style:text-properties fo:color="#ffffff" fo:font-size="8pt" style:font-size-asian="8pt" style:font-size-complex="8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475cm" svg:height="7.055cm" xlink:href=".." xlink:type="simple" chart:class="chart:bar" chart:style-name="ch1">
        <chart:legend svg:x="5.883cm" svg:y="0.731cm" style:legend-expansion="custom" chartooo:width="3.075cm" chartooo:height="1.36cm" style:legend-expansion-aspect-ratio="2.26102941176471" chart:style-name="ch2"/>
        <chart:plot-area chart:style-name="ch3" table:cell-range-address="'96h AED'.B56:'96h AED'.E58" chart:data-source-has-labels="both" svg:x="1.076cm" svg:y="0.29cm" svg:width="8.303cm" svg:height="6.062cm">
          <chartooo:coordinate-region svg:x="1.732cm" svg:y="0.482cm" svg:width="7.647cm" svg:height="5.238cm"/>
          <chart:axis chart:dimension="x" chart:name="primary-x" chart:style-name="ch4" chartooo:axis-type="auto">
            <chartooo:date-scale/>
            <chart:categories table:cell-range-address="'96h AED'.C56:'96h AED'.E56"/>
          </chart:axis>
          <chart:axis chart:dimension="y" chart:name="primary-y" chart:style-name="ch5">
            <chart:title svg:x="0.238cm" svg:y="2.079cm" chart:style-name="ch6">
              <text:p>FA index </text:p>
            </chart:title>
          </chart:axis>
          <chart:series chart:style-name="ch7" chart:values-cell-range-address="'96h AED'.C57:'96h AED'.E57" chart:label-cell-address="'96h AED'.B57:'96h AED'.B57" chart:class="chart:bar">
            <chart:data-point chart:style-name="ch8" chart:repeated="3"/>
          </chart:series>
          <chart:series chart:style-name="ch9" chart:values-cell-range-address="'96h AED'.C58:'96h AED'.E58" chart:label-cell-address="'96h AED'.B58:'96h AED'.B58" chart:class="chart:bar">
            <chart:data-point chart:style-name="ch8"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6h AEL</text:p>
                <draw:g>
                  <svg:desc>'96h AED'.C56:'96h AED'.E56</svg:desc>
                </draw:g>
              </table:table-cell>
              <table:table-cell office:value-type="string">
                <text:p>114h AEL</text:p>
              </table:table-cell>
              <table:table-cell office:value-type="string">
                <text:p>7h APF</text:p>
              </table:table-cell>
            </table:table-row>
          </table:table-header-rows>
          <table:table-rows>
            <table:table-row>
              <table:table-cell office:value-type="string">
                <text:p>dilp8 KO/+</text:p>
                <draw:g>
                  <svg:desc>'96h AED'.B57:'96h AED'.B57</svg:desc>
                </draw:g>
              </table:table-cell>
              <table:table-cell office:value-type="float" office:value="42.4294269826997">
                <text:p>42.4294269826997</text:p>
                <draw:g>
                  <svg:desc>'96h AED'.C57:'96h AED'.E57</svg:desc>
                </draw:g>
              </table:table-cell>
              <table:table-cell office:value-type="float" office:value="24.9465560700989">
                <text:p>24.9465560700989</text:p>
              </table:table-cell>
              <table:table-cell office:value-type="float" office:value="5.38118921543089">
                <text:p>5.38118921543089</text:p>
              </table:table-cell>
            </table:table-row>
            <table:table-row>
              <table:table-cell office:value-type="string">
                <text:p>dilp8 KO/KO</text:p>
                <draw:g>
                  <svg:desc>'96h AED'.B58:'96h AED'.B58</svg:desc>
                </draw:g>
              </table:table-cell>
              <table:table-cell office:value-type="float" office:value="44.3240675094094">
                <text:p>44.3240675094094</text:p>
                <draw:g>
                  <svg:desc>'96h AED'.C58:'96h AED'.E58</svg:desc>
                </draw:g>
              </table:table-cell>
              <table:table-cell office:value-type="float" office:value="19.0472564168532">
                <text:p>19.0472564168532</text:p>
              </table:table-cell>
              <table:table-cell office:value-type="float" office:value="24.0514540629542">
                <text:p>24.0514540629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